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FB849EEA078823E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Arial Unicode MS'"/>
    <style:font-face style:name="Symbol1" svg:font-family="Symbol"/>
    <style:font-face style:name="Tahoma1" svg:font-family="Tahoma"/>
    <style:font-face style:name="Courier New" svg:font-family="'Courier New'" style:font-family-generic="modern"/>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2"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officeooo:paragraph-rsid="004a0582"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3"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officeooo:paragraph-rsid="004e4e3f"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4"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officeooo:paragraph-rsid="004f8e3e"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5"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officeooo:paragraph-rsid="0051644b"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6" style:family="paragraph" style:parent-style-name="HeadingRecipeIngredients">
      <style:text-properties style:use-window-font-color="true" style:font-name="Times New Roman" fo:font-size="12pt" fo:language="en" fo:country="US" fo:font-style="italic" style:text-underline-style="solid" style:text-underline-width="auto" style:text-underline-color="font-color" fo:font-weight="bold" officeooo:paragraph-rsid="00527861"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7" style:family="paragraph" style:parent-style-name="HeadingRecipeIngredients">
      <style:text-properties officeooo:paragraph-rsid="001c1b52"/>
    </style:style>
    <style:style style:name="P8" style:family="paragraph" style:parent-style-name="HeadingRecipeIngredients">
      <style:text-properties officeooo:rsid="00456f6e" officeooo:paragraph-rsid="00456f6e"/>
    </style:style>
    <style:style style:name="P9" style:family="paragraph" style:parent-style-name="HeadingRecipeIngredients">
      <style:text-properties officeooo:paragraph-rsid="00567fb6"/>
    </style:style>
    <style:style style:name="P10" style:family="paragraph" style:parent-style-name="HeadingRecipeIngredients">
      <style:text-properties officeooo:paragraph-rsid="0075cca5"/>
    </style:style>
    <style:style style:name="P11" style:family="paragraph" style:parent-style-name="HeadingRecipeIngredients">
      <style:text-properties officeooo:paragraph-rsid="00796331"/>
    </style:style>
    <style:style style:name="P12" style:family="paragraph" style:parent-style-name="TextBodyIngredients">
      <style:text-properties style:use-window-font-color="true" style:font-name="Times New Roman" fo:font-size="12pt" fo:language="en" fo:country="US" fo:font-style="italic" style:text-underline-style="solid" style:text-underline-width="auto" style:text-underline-color="font-color"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P13" style:family="paragraph" style:parent-style-name="TextBodyIngredients">
      <style:text-properties style:use-window-font-color="true" style:font-name="Times New Roman" fo:font-size="12pt" fo:language="en" fo:country="US" fo:font-style="normal" style:text-underline-style="none" fo:font-weight="normal" officeooo:rsid="00456f6e" officeooo:paragraph-rsid="00456f6e"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4" style:family="paragraph" style:parent-style-name="TextBodyIngredients">
      <style:text-properties style:use-window-font-color="true" style:font-name="Times New Roman" fo:font-size="12pt" fo:language="en" fo:country="US" fo:font-style="normal" style:text-underline-style="none" fo:font-weight="normal" officeooo:paragraph-rsid="001da4ff" style:font-name-asian="Times New Roman" style:font-size-asian="12pt" style:language-asian="zxx" style:country-asian="none" style:font-weight-asian="normal" style:font-name-complex="Times New Roman" style:font-size-complex="12pt" style:language-complex="ar" style:country-complex="SA" style:font-weight-complex="normal"/>
    </style:style>
    <style:style style:name="P15" style:family="paragraph" style:parent-style-name="TextBodyIngredients">
      <style:text-properties officeooo:rsid="00456f6e" officeooo:paragraph-rsid="00456f6e"/>
    </style:style>
    <style:style style:name="P16" style:family="paragraph" style:parent-style-name="TextBodyIngredients">
      <style:text-properties officeooo:rsid="00456f6e" officeooo:paragraph-rsid="0075cca5"/>
    </style:style>
    <style:style style:name="P17" style:family="paragraph" style:parent-style-name="TextBodyIngredients">
      <style:text-properties officeooo:rsid="004677fa" officeooo:paragraph-rsid="004677fa"/>
    </style:style>
    <style:style style:name="P18" style:family="paragraph" style:parent-style-name="TextBodyIngredients">
      <style:text-properties officeooo:rsid="004677fa" officeooo:paragraph-rsid="004a0582"/>
    </style:style>
    <style:style style:name="P19" style:family="paragraph" style:parent-style-name="TextBodyIngredients">
      <style:text-properties officeooo:rsid="004677fa" officeooo:paragraph-rsid="004e4e3f"/>
    </style:style>
    <style:style style:name="P20" style:family="paragraph" style:parent-style-name="TextBodyIngredients">
      <style:text-properties officeooo:rsid="00459297" officeooo:paragraph-rsid="00459297"/>
    </style:style>
    <style:style style:name="P21" style:family="paragraph" style:parent-style-name="TextBodyIngredients">
      <style:text-properties officeooo:rsid="00477feb" officeooo:paragraph-rsid="00477feb"/>
    </style:style>
    <style:style style:name="P22" style:family="paragraph" style:parent-style-name="TextBodyIngredients">
      <style:text-properties officeooo:rsid="004a0582" officeooo:paragraph-rsid="004a0582"/>
    </style:style>
    <style:style style:name="P23" style:family="paragraph" style:parent-style-name="TextBodyIngredients">
      <style:text-properties officeooo:rsid="004aa94a" officeooo:paragraph-rsid="004aa94a"/>
    </style:style>
    <style:style style:name="P24" style:family="paragraph" style:parent-style-name="TextBodyIngredients">
      <style:text-properties officeooo:rsid="004e4e3f" officeooo:paragraph-rsid="004e4e3f"/>
    </style:style>
    <style:style style:name="P25" style:family="paragraph" style:parent-style-name="TextBodyIngredients">
      <style:text-properties officeooo:paragraph-rsid="004f8e3e"/>
    </style:style>
    <style:style style:name="P26" style:family="paragraph" style:parent-style-name="TextBodyIngredients">
      <style:text-properties officeooo:paragraph-rsid="00527861"/>
    </style:style>
    <style:style style:name="P27" style:family="paragraph" style:parent-style-name="TextBodyIngredients">
      <style:text-properties officeooo:rsid="00567fb6" officeooo:paragraph-rsid="00567fb6"/>
    </style:style>
    <style:style style:name="P28" style:family="paragraph" style:parent-style-name="TextBodyIngredients">
      <style:text-properties officeooo:rsid="00584d34" officeooo:paragraph-rsid="00584d34"/>
    </style:style>
    <style:style style:name="P29" style:family="paragraph" style:parent-style-name="TextBodyIngredients">
      <style:text-properties officeooo:rsid="00796331" officeooo:paragraph-rsid="00796331"/>
    </style:style>
    <style:style style:name="P30" style:family="paragraph" style:parent-style-name="TextBodyIngredients">
      <style:text-properties officeooo:rsid="007a263e" officeooo:paragraph-rsid="007a263e"/>
    </style:style>
    <style:style style:name="P31" style:family="paragraph" style:parent-style-name="TextBodyIngredients">
      <style:text-properties fo:font-style="italic" officeooo:rsid="004e4e3f" officeooo:paragraph-rsid="004e4e3f" style:font-style-asian="italic" style:font-style-complex="italic"/>
    </style:style>
    <style:style style:name="P32" style:family="paragraph" style:parent-style-name="TextBodyIngredients">
      <style:text-properties fo:font-style="normal" officeooo:rsid="007f7f7c" officeooo:paragraph-rsid="007f7f7c" style:font-style-asian="normal" style:font-style-complex="normal"/>
    </style:style>
    <style:style style:name="P33" style:family="paragraph" style:parent-style-name="HeadingRecipeInstructions">
      <style:text-properties fo:language="en" fo:country="US" officeooo:paragraph-rsid="001c1b52" style:language-asian="zxx" style:country-asian="none" style:language-complex="ar" style:country-complex="SA"/>
    </style:style>
    <style:style style:name="P34" style:family="paragraph" style:parent-style-name="HeadingRecipeInstructions">
      <style:text-properties fo:language="en" fo:country="US" officeooo:paragraph-rsid="00567fb6" style:language-asian="zxx" style:country-asian="none" style:language-complex="ar" style:country-complex="SA"/>
    </style:style>
    <style:style style:name="P35" style:family="paragraph" style:parent-style-name="HeadingRecipeInstructions">
      <style:text-properties officeooo:paragraph-rsid="004a0582"/>
    </style:style>
    <style:style style:name="P36" style:family="paragraph" style:parent-style-name="HeadingRecipeInstructions">
      <style:text-properties officeooo:paragraph-rsid="004e4e3f"/>
    </style:style>
    <style:style style:name="P37" style:family="paragraph" style:parent-style-name="HeadingRecipeInstructions">
      <style:text-properties officeooo:paragraph-rsid="004f8e3e"/>
    </style:style>
    <style:style style:name="P38" style:family="paragraph" style:parent-style-name="HeadingRecipeInstructions">
      <style:text-properties officeooo:paragraph-rsid="0051644b"/>
    </style:style>
    <style:style style:name="P39" style:family="paragraph" style:parent-style-name="HeadingRecipeInstructions">
      <style:text-properties officeooo:paragraph-rsid="00527861"/>
    </style:style>
    <style:style style:name="P40" style:family="paragraph" style:parent-style-name="HeadingRecipeInstructions">
      <style:text-properties officeooo:rsid="005df1ba" officeooo:paragraph-rsid="005df1ba"/>
    </style:style>
    <style:style style:name="P41" style:family="paragraph" style:parent-style-name="HeadingRecipeInstructions">
      <style:text-properties officeooo:paragraph-rsid="00796331"/>
    </style:style>
    <style:style style:name="P42" style:family="paragraph" style:parent-style-name="HeadingRecipe">
      <style:paragraph-properties fo:break-before="page"/>
    </style:style>
    <style:style style:name="P43" style:family="paragraph" style:parent-style-name="HeadingRecipe">
      <style:paragraph-properties fo:break-before="page"/>
      <style:text-properties officeooo:rsid="00440135" officeooo:paragraph-rsid="00440135"/>
    </style:style>
    <style:style style:name="P44" style:family="paragraph" style:parent-style-name="HeadingRecipe">
      <style:paragraph-properties fo:break-before="page"/>
      <style:text-properties officeooo:rsid="003f057c" officeooo:paragraph-rsid="003f057c"/>
    </style:style>
    <style:style style:name="P45" style:family="paragraph" style:parent-style-name="HeadingRecipe">
      <style:paragraph-properties fo:break-before="page"/>
      <style:text-properties officeooo:rsid="00567fb6" officeooo:paragraph-rsid="00567fb6"/>
    </style:style>
    <style:style style:name="P46" style:family="paragraph" style:parent-style-name="HeadingRecipeServes">
      <style:text-properties officeooo:paragraph-rsid="001c1b52"/>
    </style:style>
    <style:style style:name="P47" style:family="paragraph" style:parent-style-name="HeadingRecipeServes">
      <style:text-properties officeooo:paragraph-rsid="0041a510"/>
    </style:style>
    <style:style style:name="P48" style:family="paragraph" style:parent-style-name="HeadingRecipeServes">
      <style:text-properties officeooo:paragraph-rsid="004a0582"/>
    </style:style>
    <style:style style:name="P49" style:family="paragraph" style:parent-style-name="Text_20_body">
      <style:paragraph-properties fo:margin-top="0in" fo:margin-bottom="0in" loext:contextual-spacing="false"/>
    </style:style>
    <style:style style:name="P50" style:family="paragraph" style:parent-style-name="Text_20_body">
      <style:paragraph-properties fo:margin-top="0in" fo:margin-bottom="0in" loext:contextual-spacing="false"/>
      <style:text-properties officeooo:rsid="005df1ba" officeooo:paragraph-rsid="005df1ba"/>
    </style:style>
    <style:style style:name="P51" style:family="paragraph" style:parent-style-name="Text_20_body">
      <style:paragraph-properties fo:margin-top="0in" fo:margin-bottom="0in" loext:contextual-spacing="false"/>
      <style:text-properties officeooo:paragraph-rsid="006554ad"/>
    </style:style>
    <style:style style:name="P52" style:family="paragraph" style:parent-style-name="Text_20_body">
      <style:paragraph-properties fo:margin-top="0in" fo:margin-bottom="0in" loext:contextual-spacing="false"/>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3" style:family="paragraph" style:parent-style-name="Text_20_body">
      <style:paragraph-properties fo:margin-top="0in" fo:margin-bottom="0in" loext:contextual-spacing="false"/>
      <style:text-properties style:use-window-font-color="true" style:font-name="Times New Roman" fo:font-size="12pt" fo:language="en" fo:country="US" officeooo:paragraph-rsid="0081ecbe" style:font-name-asian="Times New Roman" style:font-size-asian="12pt" style:language-asian="zxx" style:country-asian="none" style:font-name-complex="Times New Roman" style:font-size-complex="12pt" style:language-complex="ar" style:country-complex="SA"/>
    </style:style>
    <style:style style:name="P54" style:family="paragraph" style:parent-style-name="HeadingRecipe">
      <style:text-properties officeooo:rsid="00459297" officeooo:paragraph-rsid="00796331"/>
    </style:style>
    <style:style style:name="P55" style:family="paragraph" style:parent-style-name="HeadingRecipe">
      <style:text-properties officeooo:rsid="004677fa" officeooo:paragraph-rsid="004677fa"/>
    </style:style>
    <style:style style:name="P56" style:family="paragraph" style:parent-style-name="Text_20_body">
      <style:text-properties style:use-window-font-color="true" style:font-name="Times New Roman" fo:font-size="12pt" fo:language="en" fo:country="US" fo:font-style="italic" style:text-underline-style="solid" style:text-underline-width="auto" style:text-underline-color="font-color" fo:font-weight="bold" officeooo:rsid="005df1ba" officeooo:paragraph-rsid="0081ecbe" style:font-name-asian="SimSun1" style:font-size-asian="12pt" style:language-asian="zh" style:country-asian="CN" style:font-style-asian="italic" style:font-weight-asian="bold" style:font-name-complex="Mangal1" style:font-size-complex="12pt" style:language-complex="hi" style:country-complex="IN"/>
    </style:style>
    <style:style style:name="P57" style:family="paragraph" style:parent-style-name="Text_20_body">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58" style:family="paragraph" style:parent-style-name="Text_20_body">
      <style:text-properties officeooo:paragraph-rsid="0081ecbe"/>
    </style:style>
    <style:style style:name="P59" style:family="paragraph" style:parent-style-name="Text_20_body" style:list-style-name="L2" style:master-page-name="">
      <loext:graphic-properties draw:fill="none"/>
      <style:paragraph-properties fo:margin-left="0.25in" fo:margin-right="0in" fo:margin-top="0in" fo:margin-bottom="0.0835in" loext:contextual-spacing="false" fo:text-align="start" style:justify-single-word="false" fo:orphans="2" fo:widows="2" fo:hyphenation-ladder-count="no-limit" style:register-true="true" fo:text-indent="-0.25in" style:auto-text-indent="false" style:page-number="auto" fo:background-color="transparent" style:text-autospace="ideograph-alpha" style:punctuation-wrap="hanging" style:line-break="strict" style:writing-mode="lr-tb">
        <style:tab-stops>
          <style:tab-stop style:position="0.2445in"/>
        </style:tab-stops>
      </style:paragraph-properties>
      <style:text-properties style:use-window-font-color="true" style:font-name="Times New Roman" fo:font-size="12pt" fo:language="en" fo:country="US" fo:font-style="normal" style:text-underline-style="none" fo:font-weight="normal" officeooo:paragraph-rsid="0081ecbe" style:font-name-asian="SimSun1" style:font-size-asian="12pt" style:language-asian="zh" style:country-asian="CN" style:font-style-asian="normal" style:font-weight-asian="normal" style:font-name-complex="Mangal1" style:font-size-complex="12pt" style:language-complex="hi" style:country-complex="IN" fo:hyphenate="false" fo:hyphenation-remain-char-count="2" fo:hyphenation-push-char-count="2"/>
    </style:style>
    <style:style style:name="P60" style:family="paragraph" style:parent-style-name="Text_20_body" style:list-style-name="L2" style:master-page-name="">
      <loext:graphic-properties draw:fill="none"/>
      <style:paragraph-properties fo:margin-left="0.25in" fo:margin-right="0in" fo:margin-top="0in" fo:margin-bottom="0.0835in" loext:contextual-spacing="false" fo:text-align="start" style:justify-single-word="false" fo:orphans="2" fo:widows="2" fo:hyphenation-ladder-count="no-limit" style:register-true="true" fo:text-indent="-0.25in" style:auto-text-indent="false" style:page-number="auto" fo:background-color="transparent" style:text-autospace="ideograph-alpha" style:punctuation-wrap="hanging" style:line-break="strict" style:writing-mode="lr-tb">
        <style:tab-stops>
          <style:tab-stop style:position="0.2445in"/>
        </style:tab-stops>
      </style:paragraph-properties>
      <style:text-properties style:use-window-font-color="true" style:font-name="Times New Roman" fo:font-size="12pt" fo:language="en" fo:country="US" fo:font-style="normal" style:text-underline-style="none" fo:font-weight="normal" officeooo:paragraph-rsid="0084ae11" style:font-name-asian="SimSun1" style:font-size-asian="12pt" style:language-asian="zh" style:country-asian="CN" style:font-style-asian="normal" style:font-weight-asian="normal" style:font-name-complex="Mangal1" style:font-size-complex="12pt" style:language-complex="hi" style:country-complex="IN" fo:hyphenate="false" fo:hyphenation-remain-char-count="2" fo:hyphenation-push-char-count="2"/>
    </style:style>
    <style:style style:name="P61" style:family="paragraph" style:parent-style-name="Text_20_body" style:list-style-name="L2">
      <loext:graphic-properties draw:fill="none"/>
      <style:paragraph-properties fo:margin-left="0.25in" fo:margin-right="0in" fo:margin-top="0in" fo:margin-bottom="0.0835in" loext:contextual-spacing="false" fo:text-align="start" style:justify-single-word="false" fo:orphans="2" fo:widows="2" fo:hyphenation-ladder-count="no-limit" style:register-true="true" fo:text-indent="-0.25in" style:auto-text-indent="false" fo:background-color="transparent" style:text-autospace="ideograph-alpha" style:punctuation-wrap="hanging" style:line-break="strict" style:writing-mode="lr-tb">
        <style:tab-stops>
          <style:tab-stop style:position="0.2445in"/>
        </style:tab-stops>
      </style:paragraph-properties>
      <style:text-properties style:use-window-font-color="true" style:font-name="Times New Roman" fo:font-size="12pt" fo:language="en" fo:country="US" fo:font-style="normal" style:text-underline-style="none" fo:font-weight="normal" officeooo:paragraph-rsid="0081ecbe" style:font-name-asian="SimSun1" style:font-size-asian="12pt" style:language-asian="zh" style:country-asian="CN" style:font-style-asian="normal" style:font-weight-asian="normal" style:font-name-complex="Mangal1" style:font-size-complex="12pt" style:language-complex="hi" style:country-complex="IN" fo:hyphenate="false" fo:hyphenation-remain-char-count="2" fo:hyphenation-push-char-count="2"/>
    </style:style>
    <style:style style:name="P62" style:family="paragraph" style:parent-style-name="Text_20_body" style:list-style-name="L2">
      <loext:graphic-properties draw:fill="none"/>
      <style:paragraph-properties fo:margin-left="0.25in" fo:margin-right="0in" fo:margin-top="0in" fo:margin-bottom="0.0835in" loext:contextual-spacing="false" fo:text-align="start" style:justify-single-word="false" fo:orphans="2" fo:widows="2" fo:hyphenation-ladder-count="no-limit" style:register-true="true" fo:text-indent="-0.25in" style:auto-text-indent="false" fo:background-color="transparent" style:text-autospace="ideograph-alpha" style:punctuation-wrap="hanging" style:line-break="strict" style:writing-mode="lr-tb">
        <style:tab-stops>
          <style:tab-stop style:position="0.2445in"/>
        </style:tab-stops>
      </style:paragraph-properties>
      <style:text-properties style:use-window-font-color="true" style:font-name="Times New Roman" fo:font-size="12pt" fo:language="en" fo:country="US" fo:font-style="normal" style:text-underline-style="none" fo:font-weight="normal" style:font-name-asian="SimSun1" style:font-size-asian="12pt" style:language-asian="zh" style:country-asian="CN" style:font-style-asian="normal" style:font-weight-asian="normal" style:font-name-complex="Mangal1" style:font-size-complex="12pt" style:language-complex="hi" style:country-complex="IN" fo:hyphenate="false" fo:hyphenation-remain-char-count="2" fo:hyphenation-push-char-count="2"/>
    </style:style>
    <style:style style:name="P63" style:family="paragraph" style:parent-style-name="TextInstructionsNumbered" style:list-style-name="TextRecipeNumbering"/>
    <style:style style:name="P64" style:family="paragraph" style:parent-style-name="TextInstructionsNumbered" style:list-style-name="TextRecipeNumbering">
      <style:text-properties officeooo:paragraph-rsid="0064c428"/>
    </style:style>
    <style:style style:name="P65" style:family="paragraph" style:parent-style-name="TextInstructionsNumbered" style:list-style-name="TextRecipeNumbering">
      <style:text-properties style:use-window-font-color="true" style:font-name="Times New Roman" fo:font-size="12pt" fo:language="en" fo:country="US" fo:font-style="normal" fo:font-weight="normal" officeooo:rsid="00456f6e" officeooo:paragraph-rsid="00456f6e"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6" style:family="paragraph" style:parent-style-name="TextInstructionsNumbered" style:list-style-name="TextRecipeNumbering">
      <style:text-properties style:use-window-font-color="true" style:font-name="Times New Roman" fo:font-size="12pt" fo:language="en" fo:country="US" fo:font-style="normal" fo:font-weight="normal" officeooo:rsid="00456f6e" officeooo:paragraph-rsid="00567fb6"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7" style:family="paragraph" style:parent-style-name="TextInstructionsNumbered" style:list-style-name="TextRecipeNumbering">
      <style:text-properties style:use-window-font-color="true" style:font-name="Times New Roman" fo:font-size="12pt" fo:language="en" fo:country="US" fo:font-style="normal" fo:font-weight="normal" officeooo:rsid="00459297" officeooo:paragraph-rsid="0045929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8"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45929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69"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4a058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0"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4e4e3f"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1"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4f8e3e"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2" style:family="paragraph" style:parent-style-name="TextInstructionsNumbered" style:list-style-name="TextRecipeNumbering">
      <style:text-properties style:use-window-font-color="true" style:font-name="Times New Roman" fo:font-size="12pt" fo:language="en" fo:country="US" fo:font-style="normal" fo:font-weight="normal" officeooo:paragraph-rsid="0052786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3" style:family="paragraph" style:parent-style-name="TextInstructionsNumbered" style:list-style-name="TextRecipeNumbering">
      <style:text-properties style:use-window-font-color="true" style:font-name="Times New Roman" fo:font-size="12pt" fo:language="en" fo:country="US" fo:font-style="normal" fo:font-weight="normal" officeooo:rsid="00567fb6" officeooo:paragraph-rsid="00567fb6"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4" style:family="paragraph" style:parent-style-name="TextInstructionsNumbered" style:list-style-name="TextRecipeNumbering">
      <style:text-properties style:use-window-font-color="true" style:font-name="Times New Roman" fo:font-size="12pt" fo:language="en" fo:country="US" fo:font-style="normal" fo:font-weight="normal" officeooo:rsid="00584d34" officeooo:paragraph-rsid="00584d34"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5" style:family="paragraph" style:parent-style-name="TextInstructionsNumbered" style:list-style-name="TextRecipeNumbering">
      <style:text-properties style:use-window-font-color="true" style:font-name="Times New Roman" fo:font-size="12pt" fo:language="en" fo:country="US" fo:font-style="normal" fo:font-weight="normal" officeooo:rsid="00735d05" officeooo:paragraph-rsid="00735d05"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6" style:family="paragraph" style:parent-style-name="TextInstructionsNumbered" style:list-style-name="TextRecipeNumbering">
      <style:text-properties style:use-window-font-color="true" style:font-name="Times New Roman" fo:font-size="12pt" fo:language="en" fo:country="US" fo:font-style="normal" fo:font-weight="normal" officeooo:rsid="004a0582" officeooo:paragraph-rsid="004a058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7" style:family="paragraph" style:parent-style-name="TextInstructionsNumbered" style:list-style-name="TextRecipeNumbering">
      <style:text-properties style:use-window-font-color="true" style:font-name="Times New Roman" fo:font-size="12pt" fo:language="en" fo:country="US" fo:font-style="normal" fo:font-weight="normal" officeooo:rsid="004aa94a" officeooo:paragraph-rsid="004aa94a"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8" style:family="paragraph" style:parent-style-name="TextInstructionsNumbered" style:list-style-name="TextRecipeNumbering">
      <style:text-properties style:use-window-font-color="true" style:font-name="Times New Roman" fo:font-size="12pt" fo:language="en" fo:country="US" fo:font-style="normal" fo:font-weight="normal" officeooo:rsid="004e4e3f" officeooo:paragraph-rsid="004e4e3f"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79" style:family="paragraph" style:parent-style-name="TextInstructionsNumbered" style:list-style-name="TextRecipeNumbering">
      <style:text-properties style:use-window-font-color="true" style:font-name="Times New Roman" fo:font-size="12pt" fo:language="en" fo:country="US" fo:font-style="normal" style:text-underline-style="none" fo:font-weight="normal" officeooo:rsid="004aa94a" officeooo:paragraph-rsid="004aa94a"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80" style:family="paragraph" style:parent-style-name="TextInstructionsNumbered" style:list-style-name="TextRecipeNumbering">
      <style:text-properties style:use-window-font-color="true" style:font-name="Times New Roman" fo:font-size="12pt" fo:language="en" fo:country="US" fo:font-style="normal" style:text-underline-style="none" fo:font-weight="normal" officeooo:rsid="004e4e3f" officeooo:paragraph-rsid="004e4e3f"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81" style:family="paragraph" style:parent-style-name="TextInstructionsNumbered">
      <style:text-properties style:use-window-font-color="true" style:font-name="Times New Roman1" fo:font-size="12pt" fo:language="en" fo:country="US" fo:font-style="normal" fo:font-weight="normal" officeooo:rsid="00735d05" officeooo:paragraph-rsid="00735d05"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P82" style:family="paragraph" style:parent-style-name="TextInstructionsNumbered" style:list-style-name="TextRecipeNumbering">
      <style:text-properties officeooo:rsid="00456f6e" officeooo:paragraph-rsid="00456f6e"/>
    </style:style>
    <style:style style:name="P83" style:family="paragraph" style:parent-style-name="TextInstructionsNumbered" style:list-style-name="">
      <style:text-properties officeooo:rsid="00456f6e" officeooo:paragraph-rsid="00456f6e"/>
    </style:style>
    <style:style style:name="P84" style:family="paragraph" style:parent-style-name="TextInstructionsNumbered" style:list-style-name="">
      <style:text-properties officeooo:rsid="0075cca5" officeooo:paragraph-rsid="0075cca5"/>
    </style:style>
    <style:style style:name="P85" style:family="paragraph" style:parent-style-name="TextInstructionsNumbered" style:list-style-name="TextRecipeNumbering">
      <style:text-properties officeooo:rsid="00796331" officeooo:paragraph-rsid="00796331"/>
    </style:style>
    <style:style style:name="P86" style:family="paragraph" style:parent-style-name="TextInstructionsNumbered" style:list-style-name="TextRecipeNumbering">
      <style:text-properties officeooo:rsid="007a263e" officeooo:paragraph-rsid="007a263e"/>
    </style:style>
    <style:style style:name="P87" style:family="paragraph" style:parent-style-name="TextInstructionsNumbered">
      <style:text-properties officeooo:paragraph-rsid="0060907d"/>
    </style:style>
    <style:style style:name="P88" style:family="paragraph" style:parent-style-name="TextInstructionsNumbered">
      <style:text-properties officeooo:rsid="0060907d" officeooo:paragraph-rsid="0060907d"/>
    </style:style>
    <style:style style:name="P89" style:family="paragraph" style:parent-style-name="TextInstructionsNumbered">
      <style:text-properties officeooo:paragraph-rsid="0051644b"/>
    </style:style>
    <style:style style:name="P90" style:family="paragraph" style:parent-style-name="TextInstructionsNumbered">
      <style:text-properties officeooo:paragraph-rsid="004fee84"/>
    </style:style>
    <style:style style:name="P91" style:family="paragraph" style:parent-style-name="TextInstructionsNumbered">
      <style:text-properties officeooo:rsid="004fee84" officeooo:paragraph-rsid="004fee84"/>
    </style:style>
    <style:style style:name="P92" style:family="paragraph" style:parent-style-name="ChapterSubHeading" style:master-page-name="RecipeHalfPageStyle">
      <style:paragraph-properties style:page-number="auto"/>
      <style:text-properties officeooo:rsid="003f057c" officeooo:paragraph-rsid="003f057c"/>
    </style:style>
    <style:style style:name="P93" style:family="paragraph" style:parent-style-name="ChapterSubHeading" style:master-page-name="RecipeHalfPageRightStyle">
      <style:paragraph-properties style:page-number="auto" fo:break-before="page"/>
    </style:style>
    <style:style style:name="P94" style:family="paragraph" style:parent-style-name="HeadingRecipe" style:master-page-name="RecipeHalfPageStyle">
      <style:paragraph-properties style:page-number="auto" fo:break-before="page"/>
      <style:text-properties officeooo:rsid="00456f6e" officeooo:paragraph-rsid="00456f6e"/>
    </style:style>
    <style:style style:name="P95" style:family="paragraph" style:parent-style-name="HeadingRecipe" style:master-page-name="RecipeHalfPageStyle">
      <style:paragraph-properties style:page-number="auto" fo:break-before="page"/>
      <style:text-properties officeooo:rsid="00456f6e" officeooo:paragraph-rsid="00796331"/>
    </style:style>
    <style:style style:name="P96" style:family="paragraph" style:parent-style-name="HeadingRecipe" style:master-page-name="RecipeHalfPageStyle">
      <style:paragraph-properties style:page-number="auto" fo:break-before="page"/>
      <style:text-properties officeooo:rsid="004a0582" officeooo:paragraph-rsid="004a0582"/>
    </style:style>
    <style:style style:name="P97" style:family="paragraph" style:parent-style-name="HeadingRecipe" style:master-page-name="RecipeHalfPageStyle">
      <style:paragraph-properties style:page-number="auto" fo:break-before="page"/>
      <style:text-properties officeooo:rsid="004a0582" officeooo:paragraph-rsid="004e4e3f"/>
    </style:style>
    <style:style style:name="P98" style:family="paragraph" style:parent-style-name="HeadingRecipe" style:master-page-name="RecipeHalfPageStyle">
      <style:paragraph-properties style:page-number="auto" fo:break-before="page"/>
      <style:text-properties officeooo:rsid="0051644b" officeooo:paragraph-rsid="0051644b"/>
    </style:style>
    <style:style style:name="P99" style:family="paragraph" style:parent-style-name="HeadingRecipe" style:master-page-name="RecipeHalfPageStyle">
      <style:paragraph-properties style:page-number="auto" fo:break-before="page"/>
      <style:text-properties officeooo:rsid="004f8e3e" officeooo:paragraph-rsid="004f8e3e"/>
    </style:style>
    <style:style style:name="P100" style:family="paragraph" style:parent-style-name="HeadingRecipe" style:master-page-name="RecipeHalfPageStyle">
      <style:paragraph-properties style:page-number="auto" fo:break-before="page"/>
      <style:text-properties officeooo:rsid="004f8e3e" officeooo:paragraph-rsid="00527861"/>
    </style:style>
    <style:style style:name="P101" style:family="paragraph" style:parent-style-name="HeadingRecipe" style:master-page-name="RecipeHalfPageStyle">
      <style:paragraph-properties style:page-number="auto" fo:break-before="page"/>
    </style:style>
    <style:style style:name="T1" style:family="text">
      <style:text-properties style:use-window-font-color="true" fo:font-size="12pt" fo:language="en" fo:country="US" fo:font-style="italic" style:text-underline-style="none" style:font-size-asian="12pt" style:language-asian="zxx" style:country-asian="none" style:font-style-asian="italic" style:font-size-complex="12pt" style:language-complex="ar" style:country-complex="SA" style:font-style-complex="italic"/>
    </style:style>
    <style:style style:name="T2" style:family="text">
      <style:text-properties style:use-window-font-color="true"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 style:family="text">
      <style:text-properties style:use-window-font-color="true" fo:font-size="12pt" fo:language="en" fo:country="US" fo:font-style="italic" style:text-underline-style="none" fo:font-weight="bold" officeooo:rsid="004677fa"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 style:family="text">
      <style:text-properties style:use-window-font-color="true" fo:font-size="12pt" fo:language="en" fo:country="US" fo:font-style="italic" style:text-underline-style="none" fo:font-weight="bold" officeooo:rsid="004a0582"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 style:family="text">
      <style:text-properties style:use-window-font-color="true" style:font-name="Times New Roman" fo:font-size="12pt" fo:language="en" fo:country="US" fo:font-style="italic" style:text-underline-style="none" fo:font-weight="bold"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 style:family="text">
      <style:text-properties style:use-window-font-color="true" style:font-name="Times New Roman" fo:font-size="12pt" fo:language="en" fo:country="US" fo:font-style="italic" style:text-underline-style="none" fo:font-weight="bold" officeooo:rsid="0034fd53"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2pt" fo:language="en" fo:country="US" fo:font-style="italic" style:text-underline-style="none" fo:font-weight="bold" officeooo:rsid="00359109"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2pt" fo:language="en" fo:country="US" fo:font-style="italic" style:text-underline-style="none" fo:font-weight="bold" officeooo:rsid="00459297"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 style:family="text">
      <style:text-properties style:use-window-font-color="true" style:font-name="Times New Roman" fo:font-size="12pt" fo:language="en" fo:country="US" fo:font-style="italic" style:text-underline-style="none" fo:font-weight="bold" officeooo:rsid="004677fa"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 style:family="text">
      <style:text-properties style:use-window-font-color="true" style:font-name="Times New Roman" fo:font-size="12pt" fo:language="en" fo:country="US" fo:font-style="italic" style:text-underline-style="none" fo:font-weight="bold" officeooo:rsid="004cdc51" style:font-name-asian="Times New Roman" style:font-size-asian="12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1" style:family="text">
      <style:text-properties style:use-window-font-color="true" style:font-name="Times New Roman" fo:font-size="12pt" fo:language="en" fo:country="US" fo:font-style="italic" style:text-underline-style="none" fo:font-weight="bold" style:font-name-asian="SimSun1" style:font-size-asian="12pt" style:language-asian="zxx" style:country-asian="none" style:font-style-asian="italic" style:font-weight-asian="bold" style:font-name-complex="Mangal1" style:font-size-complex="12pt" style:language-complex="ar" style:country-complex="SA" style:font-style-complex="italic"/>
    </style:style>
    <style:style style:name="T12" style:family="text">
      <style:text-properties style:use-window-font-color="true" style:font-name="Times New Roman" fo:font-size="12pt" fo:language="en" fo:country="US" fo:font-style="italic" style:text-underline-style="none" fo:font-weight="bold" officeooo:rsid="00359109" style:font-name-asian="SimSun1" style:font-size-asian="12pt" style:language-asian="zxx" style:country-asian="none" style:font-style-asian="italic" style:font-weight-asian="bold" style:font-name-complex="Mangal1"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 style:family="text">
      <style:text-properties style:use-window-font-color="true" style:font-name="Times New Roman" fo:font-size="12pt" fo:language="en" fo:country="US" fo:font-style="normal" fo:font-weight="normal" officeooo:rsid="0034fd53"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 style:family="text">
      <style:text-properties style:use-window-font-color="true" style:font-name="Times New Roman" fo:font-size="12pt" fo:language="en" fo:country="US" fo:font-style="normal" fo:font-weight="normal" officeooo:rsid="00459297"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6" style:family="text">
      <style:text-properties style:use-window-font-color="true" style:font-name="Times New Roman1" fo:font-size="12pt" fo:language="en" fo:country="US" fo:font-style="normal" fo:font-weight="normal"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7" style:family="text">
      <style:text-properties style:use-window-font-color="true" style:font-name="Times New Roman1" fo:font-size="12pt" fo:language="en" fo:country="US" fo:font-style="normal" fo:font-weight="normal" officeooo:rsid="00459297" style:letter-kerning="true" style:font-name-asian="Times New Roman" style:font-size-asian="12pt" style:language-asian="zxx" style:country-asian="none" style:font-style-asian="normal" style:font-weight-asian="normal" style:font-name-complex="Times New Roman1" style:font-size-complex="12pt" style:language-complex="ar" style:country-complex="SA" style:font-style-complex="normal" style:font-weight-complex="normal"/>
    </style:style>
    <style:style style:name="T18" style:family="text">
      <style:text-properties style:text-underline-style="none"/>
    </style:style>
    <style:style style:name="T19" style:family="text">
      <style:text-properties style:text-underline-style="none" officeooo:rsid="00527861"/>
    </style:style>
    <style:style style:name="T20" style:family="text">
      <style:text-properties officeooo:rsid="003f057c"/>
    </style:style>
    <style:style style:name="T21" style:family="text">
      <style:text-properties officeooo:rsid="0041a510"/>
    </style:style>
    <style:style style:name="T22" style:family="text">
      <style:text-properties officeooo:rsid="00448681"/>
    </style:style>
    <style:style style:name="T23" style:family="text">
      <style:text-properties officeooo:rsid="00456f6e"/>
    </style:style>
    <style:style style:name="T24" style:family="text">
      <style:text-properties officeooo:rsid="00459297"/>
    </style:style>
    <style:style style:name="T25" style:family="text">
      <style:text-properties officeooo:rsid="00477feb"/>
    </style:style>
    <style:style style:name="T26" style:family="text">
      <style:text-properties officeooo:rsid="00490d31"/>
    </style:style>
    <style:style style:name="T27" style:family="text">
      <style:text-properties officeooo:rsid="004a0582"/>
    </style:style>
    <style:style style:name="T28" style:family="text">
      <style:text-properties officeooo:rsid="004aa94a"/>
    </style:style>
    <style:style style:name="T29" style:family="text">
      <style:text-properties officeooo:rsid="004e4e3f"/>
    </style:style>
    <style:style style:name="T30" style:family="text">
      <style:text-properties officeooo:rsid="004f8e3e"/>
    </style:style>
    <style:style style:name="T31" style:family="text">
      <style:text-properties fo:font-style="normal" style:text-underline-style="none" fo:font-weight="normal" officeooo:rsid="004aa94a" style:letter-kerning="true" style:font-style-asian="normal" style:font-weight-asian="normal" style:font-style-complex="normal" style:font-weight-complex="normal"/>
    </style:style>
    <style:style style:name="T32" style:family="text">
      <style:text-properties fo:font-style="normal" style:font-style-asian="normal"/>
    </style:style>
    <style:style style:name="T33" style:family="text">
      <style:text-properties officeooo:rsid="004fee84"/>
    </style:style>
    <style:style style:name="T34" style:family="text">
      <style:text-properties officeooo:rsid="00527861"/>
    </style:style>
    <style:style style:name="T35" style:family="text">
      <style:text-properties officeooo:rsid="0053774e"/>
    </style:style>
    <style:style style:name="T36" style:family="text">
      <style:text-properties officeooo:rsid="005405c8"/>
    </style:style>
    <style:style style:name="T37" style:family="text">
      <style:text-properties officeooo:rsid="00584d34"/>
    </style:style>
    <style:style style:name="T38" style:family="text">
      <style:text-properties officeooo:rsid="00589e86"/>
    </style:style>
    <style:style style:name="T39" style:family="text">
      <style:text-properties officeooo:rsid="0059fb34"/>
    </style:style>
    <style:style style:name="T40" style:family="text">
      <style:text-properties officeooo:rsid="005df1ba"/>
    </style:style>
    <style:style style:name="T41" style:family="text">
      <style:text-properties officeooo:rsid="0060907d"/>
    </style:style>
    <style:style style:name="T42" style:family="text">
      <style:text-properties officeooo:rsid="006142dd"/>
    </style:style>
    <style:style style:name="T43" style:family="text">
      <style:text-properties officeooo:rsid="0062df87"/>
    </style:style>
    <style:style style:name="T44" style:family="text">
      <style:text-properties officeooo:rsid="0062e8b1"/>
    </style:style>
    <style:style style:name="T45" style:family="text">
      <style:text-properties officeooo:rsid="0064c428"/>
    </style:style>
    <style:style style:name="T46" style:family="text">
      <style:text-properties officeooo:rsid="006554ad"/>
    </style:style>
    <style:style style:name="T47" style:family="text">
      <style:text-properties officeooo:rsid="006b0585"/>
    </style:style>
    <style:style style:name="T48" style:family="text">
      <style:text-properties officeooo:rsid="006fe866"/>
    </style:style>
    <style:style style:name="T49" style:family="text">
      <style:text-properties officeooo:rsid="0071c9df"/>
    </style:style>
    <style:style style:name="T50" style:family="text">
      <style:text-properties style:font-name="Times New Roman1" style:font-name-complex="Times New Roman1"/>
    </style:style>
    <style:style style:name="T51" style:family="text">
      <style:text-properties style:font-name="Times New Roman1" officeooo:rsid="00459297" style:font-name-complex="Times New Roman1"/>
    </style:style>
    <style:style style:name="T52" style:family="text">
      <style:text-properties officeooo:rsid="0075cca5"/>
    </style:style>
    <style:style style:name="T53" style:family="text">
      <style:text-properties officeooo:rsid="0076ed51"/>
    </style:style>
    <style:style style:name="T54" style:family="text">
      <style:text-properties officeooo:rsid="00796331"/>
    </style:style>
    <style:style style:name="T55" style:family="text">
      <style:text-properties officeooo:rsid="007a263e"/>
    </style:style>
    <style:style style:name="T56" style:family="text">
      <style:text-properties officeooo:rsid="007df479"/>
    </style:style>
    <style:style style:name="T57" style:family="text">
      <style:text-properties officeooo:rsid="007f7f7c"/>
    </style:style>
    <style:style style:name="T58" style:family="text">
      <style:text-properties officeooo:rsid="00807c2b"/>
    </style:style>
    <style:style style:name="T59" style:family="text">
      <style:text-properties officeooo:rsid="0081ecbe"/>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text:dont-balance-text-columns="false" style:writing-mode="lr-tb" style:editable="false">
        <style:columns fo:column-count="2" fo:column-gap="0in">
          <style:column style:rel-width="32767*" fo:start-indent="0in" fo:end-indent="0in"/>
          <style:column style:rel-width="32768*" fo:start-indent="0in" fo:end-indent="0in"/>
        </style:columns>
        <text:notes-configuration text:note-class="footnote"/>
      </style:section-properties>
    </style:style>
    <style:style style:name="Sect5"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0">
        <text:h text:style-name="P92" text:outline-level="3">Poultry Dishes</text:h>
        <text:h text:style-name="P44" text:outline-level="4"><text:alphabetical-index-mark-start text:id="IMark116643176"/><text:alphabetical-index-mark-start text:id="IMark115448824"/>Country Captain Chicken<text:alphabetical-index-mark-end text:id="IMark115448824"/><text:alphabetical-index-mark-end text:id="IMark116643176"/></text:h>
        <text:p text:style-name="P47"><text:span text:style-name="T1">Pre-heat oven to 35</text:span><text:span text:style-name="T11">0º </text:span><text:span text:style-name="T12">F</text:span><text:span text:style-name="T11">; </text:span></text:p>
        <text:p text:style-name="HeadingRecipeIngredients">Ingredients</text:p>
      </text:section>
      <text:section text:style-name="Sect2" text:name="Section11">
        <text:p text:style-name="TextBodyIngredients">1 <text:span text:style-name="T20">whole chicken or cut up pieces</text:span></text:p>
        <text:p text:style-name="TextBodyIngredients">2 <text:span text:style-name="T20">medium onions chopped</text:span></text:p>
        <text:p text:style-name="TextBodyIngredients"><text:span text:style-name="T21">1 clove garlic chopped</text:span><text:tab/></text:p>
        <text:p text:style-name="TextBodyIngredients"><text:span text:style-name="T20">1 Bell Pepper, chopped</text:span><text:tab/></text:p>
        <text:p text:style-name="TextBodyIngredients">3 Tb<text:span text:style-name="T26">s</text:span> olive oil</text:p>
        <text:p text:style-name="TextBodyIngredients">1 large can of tomatoes</text:p>
        <text:p text:style-name="TextBodyIngredients">1 <text:span text:style-name="T22">tsp </text:span>salt</text:p>
        <text:p text:style-name="TextBodyIngredients">1 tsp sugar</text:p>
        <text:p text:style-name="TextBodyIngredients">1/8 tsp red pepper</text:p>
        <text:p text:style-name="TextBodyIngredients">½ cup currents</text:p>
        <text:p text:style-name="TextBodyIngredients">½<text:span text:style-name="T20"> cup blanched toasted almonds</text:span></text:p>
        <text:p text:style-name="TextBodyIngredients">1 tsp curry powder</text:p>
        <text:p text:style-name="TextBodyIngredients">1 tsp powdered tyme</text:p>
        <text:p text:style-name="TextBodyIngredients">2 cups brown rice</text:p>
        <text:p text:style-name="TextBodyIngredients">Ground Peanuts &amp; Shredded coconut for garnish</text:p>
      </text:section>
      <text:section text:style-name="Sect3" text:name="Section12">
        <text:p text:style-name="HeadingRecipeInstructions">Instructions</text:p>
        <text:list xml:id="list4985828590588879330" text:style-name="TextRecipeNumbering">
          <text:list-item text:start-value="1">
            <text:p text:style-name="P63">Cook the rice.</text:p>
          </text:list-item>
          <text:list-item>
            <text:p text:style-name="P63">Cook hen or chicken pieces in salted water over low heat until tender. <text:s/>Cool &amp; bone the chicken into bite sized p<text:span text:style-name="T21">ie</text:span>ces. <text:s/><text:span text:style-name="T21">Save the chicken stock.</text:span></text:p>
          </text:list-item>
          <text:list-item>
            <text:p text:style-name="P63">Soak the currents in ½ cup chicken stock.</text:p>
          </text:list-item>
          <text:list-item>
            <text:p text:style-name="P63">Sauté onions, garlic and bell pepper in olive oil.</text:p>
          </text:list-item>
          <text:list-item>
            <text:p text:style-name="P63">Add tomatoes &amp; cook 5 minutes.</text:p>
          </text:list-item>
          <text:list-item>
            <text:p text:style-name="P63">Add curry powder, thyme, salt, sugar and red pepper &amp; cook 10 minutes.</text:p>
          </text:list-item>
          <text:list-item>
            <text:p text:style-name="P63">Put vegetable mixture into a 9”X13” glass pan. <text:s/>Add the chicken and bake for 45 minutes in the oven at 35<text:span text:style-name="T18">0º F</text:span></text:p>
          </text:list-item>
          <text:list-item>
            <text:p text:style-name="P63"><text:span text:style-name="T14">A</text:span><text:span text:style-name="T13">dd the currents &amp; almonds to the mixture. <text:s/>Cook 5 minutes.</text:span></text:p>
          </text:list-item>
          <text:list-item>
            <text:p text:style-name="P63">Serve Chicken over the rice and add garnish.</text:p>
          </text:list-item>
        </text:list>
        <text:h text:style-name="P43" text:outline-level="4"><text:alphabetical-index-mark-start text:id="IMark116643176"/><text:alphabetical-index-mark-start text:id="IMark116643720"/>Chicken Wings (or legs) Piquant<text:alphabetical-index-mark-end text:id="IMark116643720"/><text:alphabetical-index-mark-end text:id="IMark116643176"/></text:h>
        <text:p text:style-name="P46"><text:span text:style-name="T1">Pre-heat oven to 35</text:span><text:span text:style-name="T11">0º </text:span><text:span text:style-name="T12">F</text:span></text:p>
        <text:p text:style-name="P7">Ingredients</text:p>
        <text:p text:style-name="P8">Basic Fennel Dressing</text:p>
        <text:section text:style-name="Sect4" text:name="Section24">
          <text:p text:style-name="P13">½ cup olive oil</text:p>
          <text:p text:style-name="P13">½ cup peanut oil</text:p>
          <text:p text:style-name="P13">½ cup red wine vinegar</text:p>
          <text:p text:style-name="P13">½ cup white wine vinegar</text:p>
          <text:p text:style-name="P13">1 Tb<text:span text:style-name="T26">s</text:span> dry mustard</text:p>
          <text:p text:style-name="P14">1 <text:span text:style-name="T23">tsp ground fennel</text:span></text:p>
          <text:p text:style-name="P13">2 Tb<text:span text:style-name="T26">s</text:span> lemon Juice</text:p>
          <text:p text:style-name="P13">1/8 cup dry parsley</text:p>
          <text:p text:style-name="P13">salt &amp; pepper to taste</text:p>
          <text:p text:style-name="P13"/>
          <text:p text:style-name="P13">24 chicken wings or 12 chicken legs</text:p>
          <text:p text:style-name="P13">1 cup Basic Fennel Dressing</text:p>
          <text:p text:style-name="P13">1 tsp oregano</text:p>
          <text:p text:style-name="P13">3 Tb<text:span text:style-name="T26">s</text:span> <text:span text:style-name="T26">Parmesan</text:span> cheese</text:p>
          <text:p text:style-name="P13"/>
        </text:section>
        <text:p text:style-name="P33">Instructions</text:p>
        <text:list xml:id="list125740122264806" text:continue-list="list4985828590588879330" text:style-name="TextRecipeNumbering">
          <text:list-item text:start-value="1">
            <text:p text:style-name="P65">Marinate the chicken in the dressing for ½ hour</text:p>
          </text:list-item>
          <text:list-item>
            <text:p text:style-name="P65">Drain and place on oiled baking sheet.</text:p>
          </text:list-item>
          <text:list-item>
            <text:p text:style-name="P65">Sprinkle with oregano, cheese, salt &amp; pepper</text:p>
          </text:list-item>
          <text:list-item>
            <text:p text:style-name="P65">Bake in oven at 375 for 35-40 minutes until brown and tender or grill.</text:p>
          </text:list-item>
        </text:list>
      </text:section>
      <text:h text:style-name="P94" text:outline-level="4"><text:alphabetical-index-mark-start text:id="IMark116643528"/><text:alphabetical-index-mark-start text:id="IMark114622264"/>Grilled Chicken in Mustard Sauce<text:alphabetical-index-mark-end text:id="IMark114622264"/><text:alphabetical-index-mark-end text:id="IMark116643528"/></text:h>
      <text:p text:style-name="HeadingRecipeIngredients">Ingredients:</text:p>
      <text:section text:style-name="Sect2" text:name="Section13">
        <text:p text:style-name="P15">½ cup Dijon Mustard</text:p>
        <text:p text:style-name="P15">2-3 Tb<text:span text:style-name="T26">s</text:span> red wine vinegar</text:p>
        <text:p text:style-name="P15">6-8 Tb<text:span text:style-name="T26">s</text:span> olive oil</text:p>
        <text:p text:style-name="P16">1 Tb<text:span text:style-name="T26">s</text:span> fresh T<text:span text:style-name="T26">h</text:span>yme </text:p>
        <text:p text:style-name="P16">or ½ Tb<text:span text:style-name="T26">s</text:span> dry T<text:span text:style-name="T26">h</text:span>yme</text:p>
        <text:p text:style-name="P15"/>
        <text:p text:style-name="P15">1 Tb<text:span text:style-name="T26">s</text:span> Worcestershire <text:span text:style-name="T52">sauce</text:span></text:p>
        <text:p text:style-name="P15">salt &amp; pepper</text:p>
        <text:p text:style-name="P15">6 Boneless Breasts of chicken</text:p>
      </text:section>
      <text:section text:style-name="Sect3" text:name="Section14">
        <text:p text:style-name="HeadingRecipeInstructions">Instructions:</text:p>
        <text:list xml:id="list125740192169237" text:continue-list="list125740122264806" text:style-name="TextRecipeNumbering">
          <text:list-item text:start-value="1">
            <text:p text:style-name="P82">Marinate chicken for 30 minutes or longer.</text:p>
          </text:list-item>
          <text:list-item>
            <text:p text:style-name="P82">Grill until <text:span text:style-name="T52">browned and </text:span>completely cooked.</text:p>
          </text:list-item>
        </text:list>
        <text:p text:style-name="P83"/>
        <text:p text:style-name="HeadingRecipeInstructions">David’s variation on this recipe <text:span text:style-name="T52">(simple and good too)</text:span>:</text:p>
        <text:p text:style-name="P84"/>
        <text:p text:style-name="P10">Ingredients:</text:p>
        <text:section text:style-name="Sect5" text:name="Section9">
          <text:p text:style-name="P16"><text:span text:style-name="T52">3 Tbs </text:span>Dijon Mustard</text:p>
          <text:p text:style-name="P16">3 Tb<text:span text:style-name="T26">s</text:span> red wine vinegar</text:p>
          <text:p text:style-name="P16"><text:span text:style-name="T52">3</text:span> Tb<text:span text:style-name="T26">s</text:span> olive oil <text:span text:style-name="T52">(optional)</text:span></text:p>
          <text:p text:style-name="P16">1 Tb<text:span text:style-name="T26">s</text:span> dry T<text:span text:style-name="T26">h</text:span>yme <text:span text:style-name="T53">(rubbed)</text:span></text:p>
          <text:p text:style-name="P16">1 Tb<text:span text:style-name="T26">s</text:span> Worcestershire <text:span text:style-name="T52">sauce</text:span> </text:p>
          <text:p text:style-name="P16"><text:span text:style-name="T52">2-4</text:span> Boneless Breasts of chicken</text:p>
        </text:section>
      </text:section>
      <text:h text:style-name="P95" text:outline-level="4"><text:alphabetical-index-mark-start text:id="IMark116644584"/><text:alphabetical-index-mark-start text:id="IMark115449976"/>Chicken <text:span text:style-name="T54">Casserole</text:span><text:alphabetical-index-mark-end text:id="IMark115449976"/><text:alphabetical-index-mark-end text:id="IMark116644584"/></text:h>
      <text:p text:style-name="P11">Ingredients:</text:p>
      <text:section text:style-name="Sect2" text:name="Section19">
        <text:p text:style-name="P29">1-2 cups of leftover chicken</text:p>
        <text:p text:style-name="P29">dark meat (or use 1 breast)</text:p>
        <text:p text:style-name="P29">1 lb Bow-Tie pasta</text:p>
        <text:p text:style-name="P29">3 Tbs flour</text:p>
        <text:p text:style-name="P29">1 qt (4 cups) chicken broth</text:p>
        <text:p text:style-name="P30">1 lb frozen peas</text:p>
        <text:p text:style-name="P29"><text:span text:style-name="T55">Fresh ground p</text:span>epper &amp; salt to taste</text:p>
      </text:section>
      <text:p text:style-name="P41">Instructions:</text:p>
      <text:list xml:id="list125740267210805" text:continue-list="list125740192169237" text:style-name="TextRecipeNumbering">
        <text:list-item text:start-value="1">
          <text:p text:style-name="P85">Start the pasta water boiling</text:p>
        </text:list-item>
        <text:list-item>
          <text:p text:style-name="P85">Dice the chicken into ½ inch pieces while waiting</text:p>
        </text:list-item>
        <text:list-item>
          <text:p text:style-name="P85">Start the pasta cooking.</text:p>
        </text:list-item>
        <text:list-item>
          <text:p text:style-name="P85">Place flour in a bowl</text:p>
        </text:list-item>
        <text:list-item>
          <text:p text:style-name="P85">Add some cold chicken broth – just enough to form a paste.</text:p>
        </text:list-item>
        <text:list-item>
          <text:p text:style-name="P85">After all flour is moistened, add another cup of broth, mix well and set aside.</text:p>
        </text:list-item>
        <text:list-item>
          <text:p text:style-name="P85">Heat the <text:span text:style-name="T55">diced </text:span>chicken in a <text:span text:style-name="T55">large skillet or sauce </text:span>pan with about 2 cups of broth. <text:s/>If the chicken is raw then make sure it is tho<text:span text:style-name="T55">ro</text:span>ughly cooked. <text:s/>If it is leftover then all you need to do is heat it up. <text:s/>Season with salt &amp; pepper if you like.</text:p>
        </text:list-item>
        <text:list-item>
          <text:p text:style-name="P86">When the pasta is nearly done, add the frozen peas to the chicken.</text:p>
        </text:list-item>
        <text:list-item>
          <text:p text:style-name="P86">Drain the pasta when done. <text:s/></text:p>
        </text:list-item>
        <text:list-item>
          <text:p text:style-name="P86">When peas are hot but not overcooked, add the pasta to the chicken and peas. Mix well and keep the pan on the heat.</text:p>
        </text:list-item>
        <text:list-item>
          <text:p text:style-name="P86">Stir the flour &amp; broth once more, then pour it all over the chicken and pasta.</text:p>
        </text:list-item>
        <text:list-item>
          <text:p text:style-name="P86">Stir constantly as the sauce thickens. Watch out for thick spots developing.</text:p>
        </text:list-item>
        <text:list-item>
          <text:p text:style-name="P86">Add the remaining cup of broth to thick spots as needed to thin them down. <text:s/>It is better to be slightly soupy because it will thicken more as it cools.</text:p>
        </text:list-item>
        <text:list-item>
          <text:p text:style-name="P86">Remove from heat &amp; serve with salt &amp; fresh ground pepper to taste. (<text:span text:style-name="T56">L</text:span>ots!)</text:p>
        </text:list-item>
      </text:list>
      <text:h text:style-name="P54" text:outline-level="4"><text:alphabetical-index-mark-start text:id="IMark20406456"/>Roasted Chicken<text:alphabetical-index-mark-end text:id="IMark20406456"/></text:h>
      <text:p text:style-name="HeadingRecipeServes"><text:span text:style-name="T5">Pre-heat oven to 350º </text:span><text:span text:style-name="T7">F</text:span><text:span text:style-name="T5">; </text:span><text:span text:style-name="T6">Prep &amp; Cook Time: </text:span><text:span text:style-name="T8">~</text:span><text:span text:style-name="T6">1 hour</text:span></text:p>
      <text:p text:style-name="P12">Ingredients</text:p>
      <text:section text:style-name="Sect2" text:name="Section15">
        <text:p text:style-name="P20">1 Chicken</text:p>
        <text:p text:style-name="P20">~1/3 cup water</text:p>
        <text:p text:style-name="P20">garlic powder</text:p>
        <text:p text:style-name="P20">Black Pepper</text:p>
        <text:p text:style-name="P20">Paprika</text:p>
        <text:p text:style-name="P20">Salt </text:p>
      </text:section>
      <text:section text:style-name="Sect3" text:name="Section16">
        <text:p text:style-name="HeadingRecipeInstructions">Instructions</text:p>
        <text:list xml:id="list125740507109386" text:continue-list="list125740267210805" text:style-name="TextRecipeNumbering">
          <text:list-item text:start-value="1">
            <text:p text:style-name="P67">Clean chicken – remove fat &amp; remaining blood vessels.</text:p>
          </text:list-item>
          <text:list-item>
            <text:p text:style-name="P68"><text:span text:style-name="T24">Put water in bottom of rectangular pan</text:span> </text:p>
          </text:list-item>
          <text:list-item>
            <text:p text:style-name="P68"><text:span text:style-name="T24">Put chicken in pan &amp; liberally sprinkle garlic powder, black pepper, Paprika &amp; salt on top of chicken</text:span>. <text:s/></text:p>
          </text:list-item>
          <text:list-item>
            <text:p text:style-name="P63"><text:span text:style-name="T13">Bake for 30 minutes, </text:span><text:span text:style-name="T15">turn chicken over and sprinkle same spices on back side and cook an additional 30 minutes</text:span><text:span text:style-name="T13"> at 350</text:span><text:span text:style-name="T16">°</text:span><text:span text:style-name="T17">F</text:span><text:span text:style-name="T13">.</text:span></text:p>
          </text:list-item>
          <text:list-item>
            <text:p text:style-name="P67">Turn over 1 more time and let skin get crispy. ~ 5-10 min.</text:p>
          </text:list-item>
        </text:list>
        <text:h text:style-name="P45" text:outline-level="4"><text:alphabetical-index-mark-start text:id="IMark116644424"/>Armenian Chicken<text:alphabetical-index-mark-end text:id="IMark116644424"/></text:h>
        <text:p text:style-name="HeadingRecipeHints">Grill or broil <text:span text:style-name="T38">cubes</text:span></text:p>
        <text:p text:style-name="P9">Ingredients</text:p>
        <text:section text:style-name="Sect4" text:name="Section7">
          <text:p text:style-name="TextBodyIngredients">½ cup olive oil </text:p>
          <text:p text:style-name="TextBodyIngredients"><text:span text:style-name="T37">¼ cup (4Tbs)</text:span> fresh lemon juice </text:p>
          <text:p text:style-name="P28">1 tsp salt</text:p>
          <text:p text:style-name="P28">1 tsp thyme</text:p>
          <text:p text:style-name="P28">1 tsp marjoram</text:p>
          <text:p text:style-name="P28">½ tsp black pepper</text:p>
          <text:p text:style-name="P28">½ cup chopped shallots <text:span text:style-name="T39">(or onions)</text:span></text:p>
          <text:p text:style-name="TextBodyIngredients"><text:span text:style-name="T37">¼ cup snipped parsley</text:span> </text:p>
          <text:p text:style-name="P27">2 lbs boneless chicken cubes</text:p>
        </text:section>
        <text:p text:style-name="P34">Instructions</text:p>
        <text:list xml:id="list125740817514382" text:continue-list="list125740507109386" text:style-name="TextRecipeNumbering">
          <text:list-item text:start-value="1">
            <text:p text:style-name="P66"><text:span text:style-name="T37">Mix all ingredients together (except meat).</text:span> </text:p>
          </text:list-item>
          <text:list-item>
            <text:p text:style-name="P73"><text:span text:style-name="T37">Place rinsed and dried mean</text:span> into a resealable plastic bag an<text:span text:style-name="T37">d add </text:span><text:s/>marina<text:span text:style-name="T37">de. <text:s/>Put</text:span> in <text:span text:style-name="T37">the r</text:span>efrigerator for 24 hours.<text:span text:style-name="T37"> </text:span></text:p>
          </text:list-item>
          <text:list-item>
            <text:p text:style-name="P74">Broil the chicken on a broiler pan, frequently turning or grill, basting with marinade until meat is cooked.</text:p>
          </text:list-item>
          <text:list-item>
            <text:p text:style-name="P74">Serve with Armenian rice in the Middle Eastern section.</text:p>
          </text:list-item>
        </text:list>
        <text:h text:style-name="P42" text:outline-level="4"><text:alphabetical-index-mark-start text:id="IMark134712440"/>Kung Pao Chicken<text:alphabetical-index-mark-end text:id="IMark134712440"/></text:h>
        <text:p text:style-name="HeadingRecipeHints">Tastes like <text:span text:style-name="T42">China Express or carry-out</text:span></text:p>
        <text:p text:style-name="HeadingRecipeIngredients"><text:span text:style-name="T40">I</text:span>ngredients</text:p>
        <text:section text:style-name="Sect5" text:name="Section8">
          <text:p text:style-name="P49">1 pound skinless, boneless chicken breast - cut into chunks </text:p>
          <text:p text:style-name="P51">2 <text:span text:style-name="T49">Tbs </text:span>white wine </text:p>
          <text:p text:style-name="P51">2 <text:span text:style-name="T49">Tbs</text:span> soy sauce </text:p>
          <text:p text:style-name="P49">2 <text:span text:style-name="T49">Tb</text:span>s sesame oil </text:p>
          <text:p text:style-name="P51">2 <text:span text:style-name="T49">Tbs</text:span> cornstarch, dissolved in 2 <text:span text:style-name="T49">Tbs</text:span> water </text:p>
          <text:p text:style-name="Text_20_body">1 ounce <text:span text:style-name="T43">(1Tbs)</text:span> hot <text:span text:style-name="T46">garlic </text:span>chil<text:span text:style-name="T43">i</text:span> paste </text:p>
          <text:p text:style-name="P49">1 t<text:span text:style-name="T46">sp</text:span> distilled white vinegar </text:p>
          <text:p text:style-name="P49">2 ts<text:span text:style-name="T46">p</text:span> brown sugar </text:p>
          <text:p text:style-name="P49">4 green onions, chopped </text:p>
          <text:p text:style-name="P51">1 <text:span text:style-name="T49">Tbs</text:span> chopped garlic </text:p>
          <text:p text:style-name="P49">1 <text:span text:style-name="T46">medium Zucchini cut into small pieces</text:span> <text:span text:style-name="T40">or 8 oz water chestnuts</text:span></text:p>
          <text:p text:style-name="P50">1 small red pepper, <text:span text:style-name="T41">chopped</text:span></text:p>
          <text:p text:style-name="Text_20_body">4 ounces <text:span text:style-name="T44">(~3/4 cup)</text:span> chopped peanuts </text:p>
        </text:section>
        <text:p text:style-name="P40">Instructions</text:p>
        <text:list xml:id="list125739982710717" text:continue-list="list125740817514382" text:style-name="TextRecipeNumbering">
          <text:list-item text:start-value="1">
            <text:p text:style-name="TextInstructionsNumbered">To Make Marinade: <text:s text:c="4"/>Combine 1 <text:span text:style-name="T48">Tbs</text:span> wine, 1 <text:span text:style-name="T48">Tbs</text:span> soy sauce, 1 <text:span text:style-name="T48">Tbs</text:span> <text:span text:style-name="T43">sesame </text:span>oil and 1 <text:span text:style-name="T48">Tbs</text:span> cornstarch, <text:span text:style-name="T45">1 Tbs </text:span>water mixture and mix together. Place chicken pieces in a glass dish or bowl and add marinade. Toss to coat. Cover dish and place in refrigerator for about 30 minutes. </text:p>
          </text:list-item>
          <text:list-item>
            <text:p text:style-name="P64">To Make Sauce: In a small bowl combine 1 <text:span text:style-name="T48">Tbs</text:span> wine, 1 <text:span text:style-name="T48">Tbs</text:span> soy sauce, 1 <text:span text:style-name="T48">Tbs</text:span> <text:span text:style-name="T43">sesame </text:span>oil, 1 <text:span text:style-name="T48">Tbs</text:span> cornstarch, <text:span text:style-name="T45">1 Tbs </text:span>water mixture, <text:span text:style-name="T45">1 Tbs </text:span>chili paste, <text:span text:style-name="T45">1 tsp </text:span>vinegar and <text:span text:style-name="T45">2 tsp brown </text:span>sugar. Mix together.</text:p>
          </text:list-item>
          <text:list-item>
            <text:p text:style-name="P87"><text:span text:style-name="T41">Sauté garlic, green onions, zucchini &amp; red pepper in oil.</text:span> <text:span text:style-name="T41">Remove from pan.</text:span></text:p>
          </text:list-item>
          <text:list-item>
            <text:p text:style-name="P88">Sauté chicken until white and juices run clear. <text:s/>Add vegetables, peanuts and sauce and simmer until sauce thickens.</text:p>
          </text:list-item>
        </text:list>
      </text:section>
      <text:h text:style-name="P101" text:outline-level="4"><text:alphabetical-index-mark-start text:id="IMark114623832"/>Slow Cooker White Chicken Chili<text:alphabetical-index-mark-end text:id="IMark114623832"/></text:h>
      <text:p text:style-name="P57">Serves 6 to 8</text:p>
      <text:section text:style-name="Sect5" text:name="Section20">
        <text:p text:style-name="P52">1 1/2 to 2 pounds boneless, skinless chicken breasts, thighs, or a mix</text:p>
        <text:p text:style-name="P52">1 large yellow onion, diced</text:p>
        <text:p text:style-name="P52">2 stalks celery, diced</text:p>
        <text:p text:style-name="P52">2 (4-ounce) cans diced green chili peppers <text:span text:style-name="T59">or roasteed jalapenos</text:span></text:p>
        <text:p text:style-name="P52">3 cloves garlic, minced</text:p>
        <text:p text:style-name="P52">2 t<text:span text:style-name="T59">sp</text:span> cumin</text:p>
        <text:p text:style-name="P52">1 1/2 to 2 t<text:span text:style-name="T59">sp </text:span>kosher salt</text:p>
        <text:p text:style-name="P52">1/2 t<text:span text:style-name="T59">sp </text:span>coriander</text:p>
        <text:p text:style-name="P52">1/2 teaspoon dried oregano</text:p>
        <text:p text:style-name="P52">1 bay leaf</text:p>
        <text:p text:style-name="P52">4 cups low-sodium chicken broth</text:p>
        <text:p text:style-name="P52">1 (15-ounce) can cannellini or navy beans, drained and rinsed</text:p>
        <text:p text:style-name="P53">1 cup frozen corn kernels</text:p>
      </text:section>
      <text:p text:style-name="P58"/>
      <text:p text:style-name="P56">Instructions</text:p>
      <text:list xml:id="list8616189628368821652" text:style-name="L2">
        <text:list-item>
          <text:p text:style-name="P59">Combine the chicken, onions, celery, green chili peppers, garlic, cumin, 1 1/2 teaspoons of the salt, coriander, oregano, and bay leaf in a 6-quart or larger slow cooker. Stir to make sure the spices coat everything, and nestle the chicken into the vegetables. Pour the chicken broth over top, covering the chicken and vegetables by an inch or so.</text:p>
        </text:list-item>
        <text:list-item>
          <text:p text:style-name="P61">Cover and cook <text:span text:style-name="T59">until</text:span> the chicken tends to fall apart a bit more when you shred after cooking, rather than staying in pieces.)</text:p>
        </text:list-item>
        <text:list-item>
          <text:p text:style-name="P62">About 30 minutes before the end of cooking, remove the lid of the slow cooker and add the beans and corn. Taste and add another 1/2 teaspoon of salt or other seasonings as desired. Cover and cook for the remaining time.</text:p>
        </text:list-item>
        <text:list-item>
          <text:p text:style-name="P62">Transfer the chicken onto a large plate and shred it into large, bite-sized pieces with 2 forks. Stir the chicken back into the chili and remove the bay leaf. (For a creamier chicken chili, see Recipe Notes below.)</text:p>
        </text:list-item>
        <text:list-item>
          <text:p text:style-name="P62">Serve with shredded cheese, wedges of lime, chopped cilantro, and sour cream.</text:p>
        </text:list-item>
        <text:list-item>
          <text:p text:style-name="P60"><text:span text:style-name="Emphasis"><text:span text:style-name="T32">To serve: </text:span></text:span>shredded Monterey jack cheese, lime wedges, chopped cilantro, sour cream, hot sauce</text:p>
        </text:list-item>
      </text:list>
      <text:h text:style-name="P55" text:outline-level="4"><text:alphabetical-index-mark-start text:id="IMark134707768"/>Turkey<text:alphabetical-index-mark-end text:id="IMark134707768"/></text:h>
      <text:p text:style-name="HeadingRecipeServes"><text:span text:style-name="T2">Pre-heat oven to 4</text:span><text:span text:style-name="T3">5</text:span><text:span text:style-name="T2">0</text:span><text:span text:style-name="T9">º F</text:span></text:p>
      <text:p text:style-name="P1">Ingredients</text:p>
      <text:section text:style-name="Sect2" text:name="Section17">
        <text:p text:style-name="P17">Turkey – 11-18 pounds</text:p>
        <text:p text:style-name="P17">4 cloves garlic crushed or chopped</text:p>
        <text:p text:style-name="P17">1 <text:span text:style-name="T25">large chicken bouillon cube</text:span></text:p>
        <text:p text:style-name="P21">½ cup water</text:p>
      </text:section>
      <text:section text:style-name="Sect3" text:name="Section18">
        <text:p text:style-name="HeadingRecipeInstructions">Instructions</text:p>
        <text:list xml:id="list125739764678467" text:continue-list="list125739982710717" text:style-name="TextRecipeNumbering">
          <text:list-item text:start-value="1">
            <text:p text:style-name="P75">Boil ½ cup of water with 1 bouillon &amp; crushed garlic.</text:p>
          </text:list-item>
          <text:list-item>
            <text:p text:style-name="P75">Put Turkey on 2 large pieces of Aluminum Foil perpendicular to each other to allow for double wrapping of Turkey.</text:p>
          </text:list-item>
          <text:list-item>
            <text:p text:style-name="P75">Rub water, bouillon &amp; garlic mixture over the Turkey.</text:p>
          </text:list-item>
          <text:list-item>
            <text:p text:style-name="P75">Stuff Turkey, if that is your plan.</text:p>
          </text:list-item>
          <text:list-item>
            <text:p text:style-name="P75">Wrap each piece of foil over the Turkey and put in large pan.</text:p>
          </text:list-item>
          <text:list-item>
            <text:p text:style-name="P75">Bake 3 hours at 450<text:span text:style-name="T50">°</text:span><text:span text:style-name="T51">F. <text:s/></text:span><text:span text:style-name="T50">Open up foil and allow top to brown for 15 minutes.</text:span></text:p>
          </text:list-item>
          <text:list-item>
            <text:p text:style-name="P81">Remove from oven and carve.</text:p>
          </text:list-item>
        </text:list>
        <text:h text:style-name="P93" text:outline-level="3"><text:span text:style-name="T35">Lamb</text:span> Dishes</text:h>
        <text:h text:style-name="P96" text:outline-level="4"><text:alphabetical-index-mark-start text:id="IMark134713752"/>Herb-Crusted Lamb with Roast Potatoes<text:alphabetical-index-mark-end text:id="IMark134713752"/></text:h>
        <text:p text:style-name="P48"><text:span text:style-name="T2">Pre-heat oven to 4</text:span><text:span text:style-name="T4">25</text:span><text:span text:style-name="T9">ºF. <text:s/></text:span><text:span text:style-name="T10">From The New Basics, Julee Rosso &amp; Sheila Lukins</text:span></text:p>
        <text:p text:style-name="P2">Ingredients</text:p>
        <text:section text:style-name="Sect4" text:name="Section1">
          <text:p text:style-name="P22">1 leg of lamb (7-8lbs w/bone, 4lbs without bone)</text:p>
          <text:p text:style-name="P18"><text:span text:style-name="T27">2-4 </text:span>cloves garlic <text:span text:style-name="T27">slivered</text:span> <text:span text:style-name="T27">5 Tbs olive oil</text:span></text:p>
          <text:p text:style-name="P22">2 Tbs +2 tsp dried thyme</text:p>
          <text:p text:style-name="P22">2-3 Tbs dried rosemary</text:p>
          <text:p text:style-name="P22">2 Tbs+1 Tsp coarsely ground pepper</text:p>
          <text:p text:style-name="P22">2 tsp coriander</text:p>
          <text:p text:style-name="P22">30 small new potatoes quartered</text:p>
          <text:p text:style-name="P23">Carrots (optional)</text:p>
          <text:p text:style-name="P22">2 Tbs fresh rosemary</text:p>
          <text:p text:style-name="P22">1 Tsp coarse kosher salt</text:p>
        </text:section>
        <text:p text:style-name="P35">Instructions</text:p>
        <text:list xml:id="list125739853108601" text:continue-list="list125739764678467" text:style-name="TextRecipeNumbering">
          <text:list-item text:start-value="1">
            <text:p text:style-name="P69"><text:span text:style-name="T27">Cut slits over the lamb with a sharp knife and insert garlic slivers and 1 piece of fresh rosemary</text:span>. </text:p>
          </text:list-item>
          <text:list-item>
            <text:p text:style-name="P76">Combine 2 Tbs thyme, dried rosemary, 2 Tbs black pepper, and coriander in a small bowl and mix well.</text:p>
          </text:list-item>
          <text:list-item>
            <text:p text:style-name="P76">Brush lamb with 2 Tbs olive oil and pat the her mixture all over the lamb to form a crust.</text:p>
          </text:list-item>
          <text:list-item>
            <text:p text:style-name="P76">Place the lamb in a shallow roasting pan.</text:p>
          </text:list-item>
          <text:list-item>
            <text:p text:style-name="P76">Place the potatoes in a large mixing bowl. <text:s/>Add the remaining 3 Tbs olive oil, 2 Tbs fresh rosemary, remaining 2 tsp thyme and 1 tsp pepper &amp; coarse salt. <text:s/><text:span text:style-name="T28">Toss to mix well and arrange around the lamb in the pan.</text:span></text:p>
          </text:list-item>
          <text:list-item>
            <text:p text:style-name="P77">Roast for 45 minutes. <text:s/>Then reduce the heat to<text:span text:style-name="T18"> 375º F, stir the potatoes slightly, so they don't stick to the pan and cook an additional 30-60 minutes until lamb is done. Temperature should be 120º F for rare, 150º F for medium.</text:span></text:p>
          </text:list-item>
          <text:list-item>
            <text:p text:style-name="P79">Let sit 15 minutes, then carve.</text:p>
          </text:list-item>
          <text:list-item>
            <text:p text:style-name="P79">Note: rare lamb is 12 min/lb, well-done is 18 min/lb.</text:p>
          </text:list-item>
        </text:list>
        <text:h text:style-name="P97" text:outline-level="4"><text:alphabetical-index-mark-start text:id="IMark137673672"/>Lamb and Artichoke Stew<text:alphabetical-index-mark-end text:id="IMark137673672"/></text:h>
        <text:p text:style-name="P3">Ingredients</text:p>
        <text:section text:style-name="Sect4" text:name="Section2">
          <text:p text:style-name="P24">4Tbs butter or olive oil</text:p>
          <text:p text:style-name="P24">2 lbs boneless lamb</text:p>
          <text:p text:style-name="P24">3 large yellow onions peeled &amp; chopped</text:p>
          <text:p text:style-name="P19"><text:span text:style-name="T27">2 </text:span>cloves garlic, <text:span text:style-name="T29">chopped</text:span> </text:p>
          <text:p text:style-name="P24"><text:span text:style-name="T57">½ </text:span>cup parsley</text:p>
          <text:p text:style-name="P24">1 6 oz can tomato paste</text:p>
          <text:p text:style-name="P24">1 cup dry white wine</text:p>
          <text:p text:style-name="P24">2 14 oz cans of drained artichoke hearts</text:p>
          <text:p text:style-name="P24">½ tsp dill wee<text:span text:style-name="T58">d</text:span></text:p>
          <text:p text:style-name="P24">3 Tbs lemon juice</text:p>
          <text:p text:style-name="P31">Optional: potatoes &amp; carrots</text:p>
          <text:p text:style-name="P32">Add 1-2 cups water as needed</text:p>
        </text:section>
        <text:p text:style-name="P36">Instructions</text:p>
        <text:list xml:id="list125741083870140" text:continue-list="list125739853108601" text:style-name="TextRecipeNumbering">
          <text:list-item text:start-value="1">
            <text:p text:style-name="P78">In a large frying pan, melt the butter or heat up the oil. <text:s/><text:span text:style-name="T47">Sauté</text:span> lam<text:span text:style-name="T57">b</text:span> until lightly browned. </text:p>
          </text:list-item>
          <text:list-item>
            <text:p text:style-name="P78">Remove the meat.</text:p>
          </text:list-item>
          <text:list-item>
            <text:p text:style-name="P70"><text:span text:style-name="T47">Sauté the onions with garlic and parsley</text:span>. </text:p>
          </text:list-item>
          <text:list-item>
            <text:p text:style-name="P80">Put meat, onions, garlic &amp; parsley in heavy pot and add salt &amp; pepper, tomato paste &amp; wine. <text:s/>(If adding carrots &amp; potatoes – add here.) </text:p>
          </text:list-item>
          <text:list-item>
            <text:p text:style-name="P80">Simmer covered for about 1 ½ hours or until lamb is tender. <text:s/></text:p>
          </text:list-item>
          <text:list-item>
            <text:p text:style-name="P80">Add artichokes, dill weed &amp; lemon juice.</text:p>
          </text:list-item>
          <text:list-item>
            <text:p text:style-name="P80">Simmer 1 ½ hours more. <text:s/></text:p>
          </text:list-item>
          <text:list-item>
            <text:p text:style-name="P80">Serve over rice with a fresh green salad.</text:p>
          </text:list-item>
        </text:list>
        <text:h text:style-name="P98" text:outline-level="4"><text:alphabetical-index-mark-start text:id="IMark20406840"/>Moroccan Lamb and Couscous<text:alphabetical-index-mark-end text:id="IMark20406840"/></text:h>
        <text:p text:style-name="P5">Ingredients</text:p>
        <text:section text:style-name="Sect4" text:name="Section5">
          <text:p text:style-name="TextBodyIngredients">3/4 cup olive oil</text:p>
          <text:p text:style-name="TextBodyIngredients">2/3 cup fresh lemon juice</text:p>
          <text:p text:style-name="TextBodyIngredients">6 large garlic cloves, minced</text:p>
          <text:p text:style-name="TextBodyIngredients">2 tablespoons chopped fresh mint</text:p>
          <text:p text:style-name="TextBodyIngredients">4 teaspoons salt</text:p>
          <text:p text:style-name="TextBodyIngredients">4 teaspoons grated lemon peel</text:p>
          <text:p text:style-name="TextBodyIngredients">2 teaspoons ground black pepper</text:p>
          <text:p text:style-name="TextBodyIngredients">2 teaspoons ground coriander</text:p>
          <text:p text:style-name="TextBodyIngredients">1 teaspoon ground cumin</text:p>
          <text:p text:style-name="TextBodyIngredients">4 pounds well-trimmed boneless leg of lamb, cut into 2-inch cubes</text:p>
          <text:p text:style-name="TextBodyIngredients">16 12-inch-long metal skewers</text:p>
          <text:p text:style-name="TextBodyIngredients">32 whole dried apricots (preferably Mediterranean), soaked in boiling water 5 minutes, drained</text:p>
          <text:p text:style-name="TextBodyIngredients">4 red onions, each cut into 8 chunks</text:p>
        </text:section>
        <text:p text:style-name="P38">Instructions</text:p>
        <text:list xml:id="list4745584137880047334" text:style-name="TextRecipeNumbering">
          <text:list-item text:start-value="1">
            <text:p text:style-name="P89">Whisk first 9 ingredients in medium bowl to blend. Transfer 1/2 cup marinade to small bowl; cover, chill, and reserve as basting sauce. Add lamb to remaining marinade in medium bowl; toss to coat. </text:p>
          </text:list-item>
          <text:list-item>
            <text:p text:style-name="P89">Marinate 2 hours at room temperature or cover and refrigerate overnight. </text:p>
          </text:list-item>
          <text:list-item>
            <text:p text:style-name="P89">Prepare barbecue (medium-high heat). Remove lamb from marinade. Thread lamb cubes onto 8 skewers, dividing equally. </text:p>
          </text:list-item>
          <text:list-item>
            <text:p text:style-name="P89">Thread apricots and onion chunks alternately on remaining 8 skewers. </text:p>
          </text:list-item>
          <text:list-item>
            <text:p text:style-name="P89">Brush all skewers with some of reserved 1/2 cup marinade. Sprinkle onion-apricot skewers with salt and pepper. </text:p>
          </text:list-item>
          <text:list-item>
            <text:p text:style-name="P89">Grill onion-apricot skewers until onions soften and begin to brown, occasionally turning and basting with marinade and moving skewers to cooler part of barbecue if necessary to keep apricots from burning, about 10 minutes. </text:p>
          </text:list-item>
          <text:list-item>
            <text:p text:style-name="P89">Grill lamb to desired doneness, turning occasionally, about 8 minutes for medium-rare. </text:p>
          </text:list-item>
          <text:list-item>
            <text:p text:style-name="TextInstructionsNumbered">Mound Golden Couscous on platter. Top with skewers and serve. </text:p>
          </text:list-item>
        </text:list>
        <text:h text:style-name="P93" text:outline-level="3">Beef <text:span text:style-name="T36">Dishes</text:span></text:h>
        <text:h text:style-name="P99" text:outline-level="4"><text:alphabetical-index-mark-start text:id="IMark134708440"/><text:span text:style-name="T34">Grilled </text:span>Flank Steak <text:span text:style-name="T34">with Ginger Marinade</text:span><text:alphabetical-index-mark-end text:id="IMark134708440"/></text:h>
        <text:p text:style-name="P4">Ingredients</text:p>
        <text:section text:style-name="Sect4" text:name="Section3">
          <text:p text:style-name="TextBodyIngredients">1 (5-inch) piece ginger, sliced thinly, <text:span text:style-name="T34">then chopped</text:span> </text:p>
          <text:p text:style-name="TextBodyIngredients">¼ cup sesame oil </text:p>
          <text:p text:style-name="TextBodyIngredients">8 medium garlic cloves, smashed </text:p>
          <text:p text:style-name="TextBodyIngredients">2 <text:span text:style-name="T34">tsp</text:span> freshly squeezed lime juice </text:p>
          <text:p text:style-name="TextBodyIngredients">1 <text:span text:style-name="T34">Tbs</text:span> honey </text:p>
          <text:p text:style-name="TextBodyIngredients">2 ts<text:span text:style-name="T34">p</text:span> kosher salt </text:p>
          <text:p text:style-name="P26">1 ts<text:span text:style-name="T34">p</text:span> freshly ground black pepper </text:p>
          <text:p text:style-name="TextBodyIngredients">1 1/2 <text:span text:style-name="T34">lb</text:span> flank steak, trimmed of fat and sinew </text:p>
        </text:section>
        <text:p text:style-name="P37">Instructions</text:p>
        <text:list xml:id="list125741148032624" text:continue-list="list125741083870140" text:style-name="TextRecipeNumbering">
          <text:list-item text:start-value="1">
            <text:p text:style-name="P71">In a nonreactive dish or large resealable plastic bag, combine all ingredients except steak and mix thoroughly. Add steak and turn to thoroughly coat. Cover dish or close bag and allow to marinate at room temperature for 30 minutes. (If you are making ahead, cover, and place in refrigerator. Can be marinated up to 24 hours in refrigerator.) <text:s/><text:span text:style-name="T29"><text:s/></text:span></text:p>
          </text:list-item>
          <text:list-item>
            <text:p text:style-name="P71">Once steak has marinated, remove from refrigerator and bring to room temperature for at least 15 minutes. Heat a lightly oiled <text:span text:style-name="T34">grilled pan t</text:span>o medium-high heat. When pan is heated, rem<text:span text:style-name="T18">ove steak from </text:span><text:span text:style-name="T19">marinade</text:span><text:span text:style-name="T18">, shake off excess, add to pan and cook for about 6 to 8 minutes pe</text:span>r side for medium rare. <text:span text:style-name="T34">Or, grill.</text:span> <text:s/></text:p>
          </text:list-item>
          <text:list-item>
            <text:p text:style-name="P71"><text:span text:style-name="T34">T</text:span>ransfer to a cutting board, season with additional salt and freshly ground black pepper and let rest for 10 to 15 minutes. Slice thinly across the grain and serve. </text:p>
          </text:list-item>
        </text:list>
        <text:h text:style-name="P100" text:outline-level="4"><text:alphabetical-index-mark-start text:id="IMark175555736"/>Marinated Flank Steak<text:alphabetical-index-mark-end text:id="IMark175555736"/></text:h>
        <text:p text:style-name="P6">Ingredients</text:p>
        <text:section text:style-name="Sect4" text:name="Section6">
          <text:p text:style-name="P26">1/2 cup soy sauce</text:p>
          <text:p text:style-name="P26">1/2 cup olive oil</text:p>
          <text:p text:style-name="P26">4 1/2 tablespoons honey</text:p>
          <text:p text:style-name="P26">6 large garlic cloves, minced</text:p>
          <text:p text:style-name="P26">3 <text:span text:style-name="T30">Tbs</text:span> chopped fresh rosemary or 1 <text:span text:style-name="T30">Tbs</text:span> dried</text:p>
          <text:p text:style-name="P26">1 ½ <text:span text:style-name="T30">Tbs</text:span> coarsely ground black pepper</text:p>
          <text:p text:style-name="P26">1 ½ <text:span text:style-name="T30">tsp</text:span> salt</text:p>
          <text:p text:style-name="P26">2 ¼ -pound flank steak</text:p>
          <text:p text:style-name="P26"/>
        </text:section>
        <text:p text:style-name="P39">Instructions</text:p>
        <text:list xml:id="list125741484765261" text:continue-list="list125741148032624" text:style-name="TextRecipeNumbering">
          <text:list-item text:start-value="1">
            <text:p text:style-name="P72">Mix all ingredients except steak in 13 x 9 x 2-inch glass baking dish. Add steak and turn to coat. Cover and refrigerate 2 hours, turning occasionally. <text:span text:style-name="T29"><text:s/></text:span></text:p>
          </text:list-item>
          <text:list-item>
            <text:p text:style-name="P72">Prepare <text:span text:style-name="T47">barbecue</text:span> (medium-high heat) or preheat broiler. Remove meat from marinade; discard marinade. Grill steak to desired doneness, about 4 minutes per side for medium-rare. </text:p>
          </text:list-item>
          <text:list-item>
            <text:p text:style-name="P72">Transfer steak to work surface. Let stand 5 minutes. Cut across grain into thin strips Arrange on platter and serve. </text:p>
          </text:list-item>
        </text:list>
        <text:h text:style-name="P99" text:outline-level="4"><text:alphabetical-index-mark-start text:id="IMark175555736"/>Roast Beef<text:alphabetical-index-mark-end text:id="IMark175555736"/></text:h>
        <text:p text:style-name="HeadingRecipeHints">Preheat oven to 375<text:span text:style-name="T31">º F</text:span></text:p>
        <text:p text:style-name="P4">Ingredients</text:p>
        <text:section text:style-name="Sect4" text:name="Section4">
          <text:p text:style-name="TextBodyIngredients"><text:span text:style-name="T33">3 lbs </text:span>rib-eye roast, rump roast, <text:s/>sirloin roast, or chuck roast</text:p>
          <text:p text:style-name="TextBodyIngredients">1/2 teaspoon kosher salt </text:p>
          <text:p text:style-name="TextBodyIngredients">1/2 teaspoon garlic powder </text:p>
          <text:p text:style-name="TextBodyIngredients">1/4 t<text:span text:style-name="T33">sp</text:span> freshly ground black pepper </text:p>
          <text:p text:style-name="P25"/>
        </text:section>
        <text:p text:style-name="P37">Instructions</text:p>
        <text:list xml:id="list125739951077389" text:continue-list="list4745584137880047334" text:style-name="TextRecipeNumbering">
          <text:list-item text:start-value="1">
            <text:p text:style-name="P90">If roast is untied, tie at 3 inch intervals with cotton twine. Place roast in pan, and season with salt, garlic powder, and pepper. Add more or less seasonings to taste. </text:p>
          </text:list-item>
          <text:list-item>
            <text:p text:style-name="P91">Add water to bottom of pan (~1/4 inch)</text:p>
          </text:list-item>
          <text:list-item>
            <text:p text:style-name="TextInstructionsNumbered">Roast in oven for 60 minutes (20 minutes per pound). Remove from oven, cover loosely with foil, and let rest for 15 to 20 minute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Arial Unicode MS'"/>
    <style:font-face style:name="Symbol1" svg:font-family="Symbol"/>
    <style:font-face style:name="Tahoma1" svg:font-family="Tahoma"/>
    <style:font-face style:name="Courier New" svg:font-family="'Courier New'" style:font-family-generic="modern"/>
    <style:font-face style:name="Times New Roman1" svg:font-family="'Times New Roman'" style:font-family-generic="roman"/>
    <style:font-face style:name="Lucida Sans Unicode" svg:font-family="'Lucida Sans Unicode'" style:font-pitch="variable"/>
    <style:font-face style:name="MS Mincho" svg:font-family="'MS Mincho'" style:font-pitch="variable"/>
    <style:font-face style:name="Mangal1" svg:font-family="Mangal" style:font-pitch="variable"/>
    <style:font-face style:name="SimSun1" svg:font-family="SimSun" style:font-pitch="variable"/>
    <style:font-face style:name="Tahoma" svg:font-family="Tahoma" style:font-pitch="variable"/>
    <style:font-face style:name="Gabriola1" svg:font-family="Gabriola" style:font-family-generic="decorative" style:font-pitch="variable"/>
    <style:font-face style:name="Gabriola" svg:font-family="Gabriola" style:font-adornments="Regular" style:font-family-generic="decorative" style:font-pitch="variable"/>
    <style:font-face style:name="Times New Roman" svg:font-family="'Times New Roman'" style:font-family-generic="roman" style:font-pitch="variable"/>
    <style:font-face style:name="Lucida Sans Unicode1" svg:font-family="'Lucida Sans Unicod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Fishscale" xlink:href="Pictures/100000000000000800000008FB849EEA078823E6.png" xlink:type="simple" xlink:show="embed" xlink:actuate="onLoad"/>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list-style-name="" style:class="text">
      <style:paragraph-properties fo:margin-left="0in" fo:margin-right="0in" fo:margin-top="0.1665in" fo:margin-bottom="0.0835in" loext:contextual-spacing="false" fo:text-align="center" style:justify-single-word="false" fo:text-indent="0in" style:auto-text-indent="false" fo:keep-with-next="always" text:number-lines="false" text:line-number="0"/>
      <style:text-properties style:font-name="Times New Roman" fo:font-family="'Times New Roman'" style:font-family-generic="roman" style:font-pitch="variable" fo:font-size="12pt" style:font-name-asian="MS Mincho" style:font-family-asian="'MS Mincho'" style:font-pitch-asian="variable" style:font-size-asian="12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register-true="tru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style:font-name="Times New Roman" fo:font-family="'Times New Roman'" style:font-family-generic="roman" style:font-pitch="variable" fo:font-size="24pt" fo:font-weight="bold" style:font-name-asian="Lucida Sans Unicode" style:font-family-asian="'Lucida Sans Unicode'" style:font-pitch-asian="variable" style:font-size-asian="24pt" style:font-weight-asian="bold" style:font-name-complex="Tahoma" style:font-family-complex="Tahoma" style:font-pitch-complex="variable" style:font-size-complex="24pt" style:font-weight-complex="bold"/>
    </style:style>
    <style:style style:name="Heading_20_2" style:display-name="Heading 2" style:family="paragraph" style:parent-style-name="Heading" style:next-style-name="Text_20_body" style:default-outline-level="2" style:list-style-name="Outline" style:class="text">
      <style:text-properties style:font-name="Times New Roman" fo:font-family="'Times New Roman'" style:font-family-generic="roman" style:font-pitch="variable" fo:font-size="18pt" fo:font-weight="bold" style:font-name-asian="Lucida Sans Unicode" style:font-family-asian="'Lucida Sans Unicode'" style:font-pitch-asian="variable" style:font-size-asian="18pt" style:font-weight-asian="bold" style:font-name-complex="Tahoma" style:font-family-complex="Tahoma" style:font-pitch-complex="variable"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Outline"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Normal_20__28_Web_29_" style:display-name="Normal (Web)" style:family="paragraph" style:parent-style-name="Standard">
      <style:paragraph-properties fo:margin-top="0.1945in" fo:margin-bottom="0.1945in" loext:contextual-spacing="false"/>
      <style:text-properties style:language-complex="he" style:country-complex="IL"/>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ext" style:family="paragraph" style:parent-style-name="Caption" style:class="extra"/>
    <style:style style:name="HeadingRecipe" style:family="paragraph" style:next-style-name="Standard" style:default-outline-level="4" style:list-style-name="" style:master-page-name="">
      <style:paragraph-properties fo:margin-top="0in" fo:margin-bottom="0.15in" loext:contextual-spacing="false" fo:text-align="center" style:justify-single-word="false" style:page-number="auto" fo:break-before="page">
        <style:tab-stops/>
      </style:paragraph-properties>
      <style:text-properties fo:font-size="14pt" style:text-underline-style="solid" style:text-underline-width="auto" style:text-underline-color="font-color" fo:font-weight="bold" style:font-weight-asian="bold"/>
    </style:style>
    <style:style style:name="HeadingRecipeTiming"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style:font-weight-complex="bold" fo:hyphenate="false" fo:hyphenation-remain-char-count="2" fo:hyphenation-push-char-count="2"/>
    </style:style>
    <style:style style:name="HeadingRecipeIngredients" style:family="paragraph" style:next-style-name="TextBodyIngredients">
      <style:paragraph-properties fo:margin-top="0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TextBodyIngredients" style:family="paragraph" style:list-style-name="">
      <style:paragraph-properties fo:margin-left="0in" fo:margin-right="0in"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extInstructionsNumbered" style:family="paragraph" style:list-style-name="TextRecipeNumbering">
      <style:paragraph-properties fo:orphans="0" fo:widows="0" fo:hyphenation-ladder-count="no-limit" text:number-lines="true" text:line-number="1" style:text-autospace="ideograph-alpha" style:punctuation-wrap="hanging" style:line-break="strict" style:writing-mode="lr-tb">
        <style:tab-stops/>
      </style:paragraph-properties>
      <style:text-properties style:use-window-font-color="true" style:font-name="Times New Roman" fo:font-family="'Times New Roman'" style:font-family-generic="roman" style:font-pitch="variable" fo:font-size="12pt" fo:language="en" fo:country="US" fo:font-style="normal" style:text-underline-style="none" fo:font-weight="normal" style:font-name-asian="SimSun1" style:font-family-asian="SimSun" style:font-pitch-asian="variable" style:font-size-asian="12pt" style:language-asian="zh" style:country-asian="CN" style:font-style-asian="normal"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HeadingRecipeHints" style:family="paragraph" style:parent-style-name="HeadingRecipeTiming">
      <style:text-properties style:text-underline-style="none"/>
    </style:style>
    <style:style style:name="HeadingRecipeServes" style:family="paragraph" style:list-style-name="">
      <style:paragraph-properties fo:margin-left="0in" fo:margin-right="0in" fo:margin-top="0in" fo:margin-bottom="0.1in" loext:contextual-spacing="false" fo:text-align="start" style:justify-single-word="false" fo:orphans="2" fo:widows="2" fo:hyphenation-ladder-count="no-limit" fo:text-indent="0in" style:auto-text-indent="false" fo:keep-with-next="always" style:text-autospace="ideograph-alpha" style:punctuation-wrap="hanging" style:line-break="strict" style:writing-mode="lr-tb">
        <style:tab-stops>
          <style:tab-stop style:position="-0.7075in"/>
          <style:tab-stop style:position="1.7228in"/>
        </style:tab-stops>
      </style:paragraph-properties>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xx" style:country-asian="none" style:font-style-asian="italic" style:font-weight-asian="bold" style:font-name-complex="Mangal1" style:font-family-complex="Mangal" style:font-pitch-complex="variable" style:font-size-complex="12pt" style:language-complex="ar" style:country-complex="SA" style:font-style-complex="italic" fo:hyphenate="false" fo:hyphenation-remain-char-count="2" fo:hyphenation-push-char-count="2"/>
    </style:style>
    <style:style style:name="HeadingRecipeInstructions" style:family="paragraph" style:next-style-name="TextInstructionsNumbered">
      <style:paragraph-properties fo:margin-top="0.1in" fo:margin-bottom="0in" loext:contextual-spacing="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fo:font-style="italic" style:text-underline-style="solid" style:text-underline-width="auto" style:text-underline-color="font-color" fo:font-weight="bold" style:font-name-asian="SimSun1" style:font-family-asian="SimSun" style:font-pitch-asian="variable" style:font-size-asian="12pt" style:language-asian="zh" style:country-asian="CN" style:font-style-asian="italic" style:font-weight-asian="bold" style:font-name-complex="Mangal1" style:font-family-complex="Mangal" style:font-pitch-complex="variable" style:font-size-complex="12pt" style:language-complex="hi" style:country-complex="IN"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ubheadingRecipeIngredients" style:family="paragraph" style:parent-style-name="HeadingRecipeIngredients" style:next-style-name="TextBodyIngredients">
      <style:text-properties style:text-underline-style="none"/>
    </style:style>
    <style:style style:name="SubheadingRecipeInstructions" style:family="paragraph" style:parent-style-name="HeadingRecipeInstructions" style:next-style-name="TextInstructionsNumbered">
      <style:text-properties style:use-window-font-color="true" style:font-name="Times New Roman" fo:font-family="'Times New Roman'" style:font-family-generic="roman" style:font-pitch="variable" fo:font-size="12pt" fo:language="en" fo:country="US" style:text-underline-style="none" fo:font-weight="bold" style:font-name-asian="Times New Roman" style:font-family-asian="'Times New Roman'" style:font-family-generic-asian="roman" style:font-pitch-asian="variable" style:font-size-asian="12pt" style:language-asian="zxx" style:country-asian="none" style:font-weight-asian="normal" style:font-name-complex="Times New Roman" style:font-family-complex="'Times New Roman'" style:font-family-generic-complex="roman" style:font-pitch-complex="variable" style:font-size-complex="12pt" style:language-complex="ar" style:country-complex="SA" style:font-weight-complex="normal"/>
    </style:style>
    <style:style style:name="ChapterHeading" style:family="paragraph" style:parent-style-name="Heading" style:next-style-name="Standard" style:default-outline-level="2" style:class="chapter" style:master-page-name="RecipeHalfPageStyle">
      <style:paragraph-properties fo:margin-top="2in" fo:margin-bottom="1in" loext:contextual-spacing="false" fo:text-align="center" style:justify-single-word="false" style:page-number="auto"/>
      <style:text-properties style:font-name="Gabriola" fo:font-family="Gabriola" style:font-style-name="Regular" style:font-family-generic="decorative" style:font-pitch="variable" fo:font-size="24pt" fo:font-weight="bold" fo:background-color="transparent"/>
    </style:style>
    <style:style style:name="ChapterSubHeading" style:family="paragraph" style:parent-style-name="ChapterHeading" style:next-style-name="Standard" style:default-outline-level="3" style:class="chapter" style:master-page-name="RecipeHalfPageStyle">
      <loext:graphic-properties draw:fill-image-width="0in" draw:fill-image-height="0in"/>
      <style:paragraph-properties fo:margin-top="2in" fo:margin-bottom="0in" loext:contextual-spacing="false" style:page-number="auto" fo:break-before="auto" fo:break-after="auto">
        <style:tab-stops/>
      </style:paragraph-properties>
      <style:text-properties fo:background-color="transparent"/>
    </style:style>
    <style:style style:name="TitleRecipeBook" style:family="paragraph" style:next-style-name="Standard">
      <style:paragraph-properties fo:margin-left="0in" fo:margin-right="0in" fo:margin-top="0.2in" fo:margin-bottom="0.2in" loext:contextual-spacing="false" fo:text-align="center" style:justify-single-word="false" fo:orphans="0" fo:widows="0" fo:hyphenation-ladder-count="no-limit" fo:text-indent="0in" style:auto-text-indent="false"/>
      <style:text-properties style:use-window-font-color="true" style:font-name="Gabriola1" fo:font-family="Gabriola" style:font-family-generic="decorative" style:font-pitch="variable" fo:font-size="24pt" fo:language="en" fo:country="US" style:text-underline-style="none" fo:font-weight="normal" style:font-name-asian="SimSun1" style:font-family-asian="SimSun" style:font-pitch-asian="variable" style:font-size-asian="24pt" style:language-asian="zh" style:country-asian="CN" style:font-weight-asian="normal" style:font-name-complex="Mangal1" style:font-family-complex="Mangal" style:font-pitch-complex="variable" style:font-size-complex="12pt" style:language-complex="hi" style:country-complex="IN" fo:hyphenate="false" fo:hyphenation-remain-char-count="2" fo:hyphenation-push-char-count="2"/>
    </style:style>
    <style:style style:name="TitleSpineRecipeBook" style:family="paragraph" style:parent-style-name="TitleRecipeBook">
      <style:paragraph-properties style:vertical-align="middle"/>
      <style:text-properties style:text-rotation-angle="270" style:text-rotation-scale="line-height"/>
    </style:style>
    <style:style style:name="IndexTableHeading" style:family="paragraph" style:parent-style-name="Standard" style:master-page-name="">
      <style:paragraph-properties style:page-number="auto" fo:break-before="page">
        <style:tab-stops>
          <style:tab-stop style:position="2.5in"/>
          <style:tab-stop style:position="5.5in" style:type="right"/>
        </style:tab-stops>
      </style:paragraph-properties>
      <style:text-properties fo:font-size="9pt" style:text-underline-style="solid" style:text-underline-width="auto" style:text-underline-color="font-color" officeooo:rsid="002649a9"/>
    </style:style>
    <style:style style:name="Index_20_Separator" style:display-name="Index Separator" style:family="paragraph" style:parent-style-name="Index" style:class="index">
      <style:paragraph-properties fo:margin-left="0in" fo:margin-right="0in" fo:text-indent="0in" style:auto-text-indent="false">
        <style:tab-stops/>
      </style:paragraph-properties>
      <style:text-properties fo:font-size="9pt"/>
    </style:style>
    <style:style style:name="Index_20_1" style:display-name="Index 1" style:family="paragraph" style:parent-style-name="Index" style:class="index">
      <style:paragraph-properties fo:margin-left="0in" fo:margin-right="0in" fo:text-indent="0in" style:auto-text-indent="false"/>
      <style:text-properties fo:font-size="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text-indent="0in" style:auto-text-indent="false"/>
      <style:text-properties fo:font-size="9pt"/>
    </style:style>
    <style:style style:name="Index_20_3" style:display-name="Index 3" style:family="paragraph" style:parent-style-name="Index" style:class="index">
      <style:paragraph-properties fo:margin-left="0.3929in" fo:margin-right="0in" fo:text-indent="0in" style:auto-text-indent="false"/>
      <style:text-properties fo:font-size="9pt"/>
    </style:style>
    <style:style style:name="ChapterSubHeadingNotes" style:family="paragraph" style:parent-style-name="ChapterSubHeading" style:default-outline-level="" style:master-page-name="">
      <style:paragraph-properties fo:margin-top="0in" fo:margin-bottom="0in" loext:contextual-spacing="false" style:page-number="auto" fo:break-before="auto" fo:break-after="auto"/>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fo:language="en" fo:country="US" style:font-name-complex="OpenSymbol" style:font-family-complex="OpenSymbol, 'Arial Unicode M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charset="x-symbol" fo:language="en" fo:country="US" style:font-name-complex="OpenSymbol" style:font-family-complex="OpenSymbol, 'Arial Unicode MS'"/>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charset="x-symbol" fo:language="en" fo:country="US" style:font-name-complex="OpenSymbol" style:font-family-complex="OpenSymbol, 'Arial Unicode M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fo:language="en" fo:country="US" style:font-name-complex="OpenSymbol" style:font-family-complex="OpenSymbol, 'Arial Unicode MS'"/>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fo:language="en" fo:country="US" style:font-name-complex="OpenSymbol" style:font-family-complex="OpenSymbol, 'Arial Unicode MS'"/>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language="en" fo:country="US"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language="en" fo:country="US" style:font-name-complex="Times New Roman" style:font-family-complex="'Times New Roman'"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Absatz-Standardschriftart"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fo:language="en" fo:country="US"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language="en" fo:country="US" style:font-name-complex="Times New Roman" style:font-family-complex="'Times New Roman'" style:font-family-generic-complex="roman" style:font-pitch-complex="variable"/>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4z0" style:family="text">
      <style:text-properties fo:language="en" fo:country="US" style:font-name-complex="Times New Roman" style:font-family-complex="'Times New Roman'"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7z0" style:family="text">
      <style:text-properties fo:language="en" fo:country="US" style:font-name-complex="Times New Roman" style:font-family-complex="'Times New Roman'"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language="en" fo:country="US"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fo:language="en" fo:country="U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fo:font-size="12pt" fo:language="en" fo:country="US" fo:font-style="italic" fo:font-weight="normal" style:letter-kerning="true" style:font-name-asian="Times New Roman" style:font-family-asian="'Times New Roman'" style:font-family-generic-asian="roman" style:font-pitch-asian="variable" style:font-size-asian="12pt" style:language-asian="zxx" style:country-asian="none" style:font-style-asian="italic" style:font-weight-asian="normal" style:font-name-complex="Times New Roman" style:font-family-complex="'Times New Roman'" style:font-family-generic-complex="roman" style:font-pitch-complex="variable" style:font-size-complex="12pt" style:language-complex="ar" style:country-complex="SA" style:font-style-complex="italic" style:font-weight-complex="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Times New Roman" fo:font-family="'Times New Roman'" style:font-family-generic="roman" style:font-pitch="variable" fo:font-size="12pt" fo:language="en" fo:country="US" fo:font-style="normal" fo:font-weight="normal" style:letter-kerning="true" style:font-name-asian="Lucida Sans Unicode1" style:font-family-asian="'Lucida Sans Unicode'" style:font-family-generic-asian="swiss"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1" fo:font-family="Symbol" fo:language="en" fo:country="US" style:font-name-complex="OpenSymbol" style:font-family-complex="OpenSymbol, 'Arial Unicode MS'"/>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2pt" fo:language="en" fo:country="US" fo:font-style="normal" fo:font-weight="normal" style:letter-kerning="true" style:font-name-asian="Times New Roman" style:font-family-asian="'Times New Roman'" style:font-family-generic-asian="roman" style:font-pitch-asian="variable" style:font-size-asian="12pt" style:language-asian="zxx" style:country-asian="none" style:font-style-asian="normal" style:font-weight-asian="normal" style:font-name-complex="Times New Roman" style:font-family-complex="'Times New Roman'" style:font-family-generic-complex="roman" style:font-pitch-complex="variable" style:font-size-complex="12pt" style:language-complex="ar" style:country-complex="SA" style:font-style-complex="normal" style:font-weight-complex="normal"/>
    </style:style>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plaincharacterwrap_20_break" style:display-name="plaincharacterwrap break"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WW8Num1z1" style:num-suffix="." style:num-format="">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WW8Num1z2" style:num-suffix="." style:num-format="">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WW8Num1z3" style:num-suffix="." style:num-format="1">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WW8Num1z4" style:num-suffix="." style:num-format="1">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WW8Num1z5"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WW8Num1z6" style:num-suffix="." style:num-format="1">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WW8Num1z7" style:num-suffix="." style:num-format="1">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WW8Num1z8" style:num-suffix="." style:num-format="1">
        <style:list-level-properties text:list-level-position-and-space-mode="label-alignment">
          <style:list-level-label-alignment text:label-followed-by="listtab" text:list-tab-stop-position="2.5in" fo:text-indent="-0.25in" fo:margin-left="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extRecipeNumbering">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style>
    <text:list-style style:name="WW8Num13">
      <text:list-level-style-number text:level="1" text:style-name="WW8Num1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1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1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1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1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1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1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1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1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1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1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1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1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1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1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1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2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2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2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2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2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2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2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2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3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3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3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3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3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3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3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4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4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4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4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4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4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4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4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5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5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5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5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5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5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5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5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6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6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6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6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6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6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6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7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7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7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7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7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7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7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7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8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8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8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8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8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8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8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8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9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29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29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29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29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29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29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29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0z1"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3" text:style-name="WW8Num30z2"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4" text:style-name="WW8Num30z3"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5" text:style-name="WW8Num30z4"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6" text:style-name="WW8Num30z5"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7" text:style-name="WW8Num30z6"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8" text:style-name="WW8Num30z7"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9" text:style-name="WW8Num30z8"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5.5in" fo:page-height="8.5in" style:num-format="1" style:print-orientation="landscape" fo:margin-top="0.5in" fo:margin-bottom="0.5in" fo:margin-left="0.5in" fo:margin-right="0.5in" style:shadow="none"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5.5in" fo:page-height="8.5in" style:num-format="1" style:print-orientation="landscape" fo:margin-top="1.5173in" fo:margin-bottom="1.5173in" fo:margin-left="0.5173in" fo:margin-right="0.5173in" fo:border="1.11pt double #000000" style:border-line-width="0.0008in 0.0138in 0.0008in" fo:padding="0.0138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5.5in" fo:page-height="8.5in" style:num-format="1" style:print-orientation="landscape" fo:margin-top="0.5in" fo:margin-bottom="0.5in" fo:margin-left="0.5in" fo:margin-right="0.5in" fo:border="none" fo:padding="0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right">
      <style:page-layout-properties fo:page-width="5.5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RightPageRecipe" style:page-layout-name="Mpm2" style:next-style-name="MirrorPageRecipe"/>
    <style:master-page style:name="MirrorPageRecipe" style:page-layout-name="Mpm3"/>
    <style:master-page style:name="RecipeHalfPageStyle" style:page-layout-name="Mpm1"/>
    <style:master-page style:name="TitlePageStyle" style:page-layout-name="Mpm4"/>
    <style:master-page style:name="SpineTitlePageStyle" style:page-layout-name="Mpm5"/>
    <style:master-page style:name="RecipeHalfPageRightStyle" style:page-layout-name="Mpm6" style:next-style-name="RecipeHalfPageStyl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ipeHalfSheet</dc:title>
    <meta:creation-date>2015-10-31T20:27:24.01</meta:creation-date>
    <meta:editing-cycles>101</meta:editing-cycles>
    <meta:editing-duration>PT23H21M14S</meta:editing-duration>
    <meta:generator>LibreOffice/5.0.3.2$Linux_X86_64 LibreOffice_project/00m0$Build-2</meta:generator>
    <meta:initial-creator>David Holland-Moritz</meta:initial-creator>
    <dc:date>2018-09-15T12:57:39.141648521</dc:date>
    <meta:printed-by>David Holland-Moritz</meta:printed-by>
    <meta:print-date>2017-01-12T19:27:45.009442993</meta:print-date>
    <dc:creator>David Holland-Moritz</dc:creator>
    <meta:document-statistic meta:table-count="0" meta:image-count="0" meta:object-count="0" meta:page-count="18" meta:paragraph-count="296" meta:word-count="2541" meta:character-count="13829" meta:non-whitespace-character-count="11496"/>
    <meta:template xlink:type="simple" xlink:actuate="onRequest" xlink:title="RecipeHalfSheet" xlink:href="../../../../AppData/Roaming/OpenOffice/4/user/template/RecipeHalfSheet1.ott" meta:date="2015-10-31T20:27:23.820000000"/>
  </office:meta>
</office:document-meta>
</file>